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 style:master-page-name="MP0">
      <style:table-properties style:width="3.4667in" style:rel-width="100%" fo:margin-left="0in" style:page-number="auto" table:align="left"/>
    </style:style>
    <style:style style:name="Table1.A" style:family="table-column">
      <style:table-column-properties style:column-width="1.6222in" style:rel-column-width="2336*"/>
    </style:style>
    <style:style style:name="Table1.B" style:family="table-column">
      <style:table-column-properties style:column-width="1.8444in" style:rel-column-width="2656*"/>
    </style:style>
    <style:style style:name="Table1.A1" style:family="table-cell">
      <style:table-cell-properties fo:background-color="transparent" fo:padding-left="0.0201in" fo:padding-right="0.0201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fo:background-color="transparent" fo:padding-left="0.0201in" fo:padding-right="0.0201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B2" style:family="table-cell">
      <style:table-cell-properties fo:background-color="transparent" fo:padding-left="0.0201in" fo:padding-right="0.0201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" style:family="table">
      <style:table-properties style:width="3.4667in" style:rel-width="100%" fo:margin-left="0in" table:align="left"/>
    </style:style>
    <style:style style:name="Table2.A" style:family="table-column">
      <style:table-column-properties style:column-width="1.6889in" style:rel-column-width="2432*"/>
    </style:style>
    <style:style style:name="Table2.B" style:family="table-column">
      <style:table-column-properties style:column-width="1.7778in" style:rel-column-width="2560*"/>
    </style:style>
    <style:style style:name="Table2.A1" style:family="table-cell">
      <style:table-cell-properties fo:padding-left="0.0201in" fo:padding-right="0.0201in" fo:padding-top="0in" fo:padding-bottom="0in" fo:border="0.5pt solid #000000" style:writing-mode="lr-tb"/>
    </style:style>
    <style:style style:name="Table2.A2" style:family="table-cell">
      <style:table-cell-properties fo:padding-left="0.0201in" fo:padding-right="0.0201in" fo:padding-top="0in" fo:padding-bottom="0in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3.4667in" fo:margin-left="0in" table:align="left"/>
    </style:style>
    <style:style style:name="Table3.A" style:family="table-column">
      <style:table-column-properties style:column-width="1.4472in"/>
    </style:style>
    <style:style style:name="Table3.B" style:family="table-column">
      <style:table-column-properties style:column-width="2.0194in"/>
    </style:style>
    <style:style style:name="Table3.A1" style:family="table-cell">
      <style:table-cell-properties fo:padding-left="0.0201in" fo:padding-right="0.0201in" fo:padding-top="0in" fo:padding-bottom="0in" fo:border="0.5pt solid #000000" style:writing-mode="lr-tb"/>
    </style:style>
    <style:style style:name="Table3.A2" style:family="table-cell">
      <style:table-cell-properties fo:background-color="transparent" fo:padding-left="0.0201in" fo:padding-right="0.0201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3.B2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3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5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6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7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8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9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10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11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12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13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14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15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16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17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18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19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20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21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22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23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24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25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26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27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28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29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30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31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32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33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34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35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36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37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3.4667in" style:rel-width="100%" table:align="left"/>
    </style:style>
    <style:style style:name="Table4.A" style:family="table-column">
      <style:table-column-properties style:column-width="0.2924in" style:rel-column-width="417*"/>
    </style:style>
    <style:style style:name="Table4.B" style:family="table-column">
      <style:table-column-properties style:column-width="0.4868in" style:rel-column-width="694*"/>
    </style:style>
    <style:style style:name="Table4.C" style:family="table-column">
      <style:table-column-properties style:column-width="0.4875in" style:rel-column-width="695*"/>
    </style:style>
    <style:style style:name="Table4.D" style:family="table-column">
      <style:table-column-properties style:column-width="2.2in" style:rel-column-width="3136*"/>
    </style:style>
    <style:style style:name="Table4.A1" style:family="table-cell">
      <style:table-cell-properties fo:padding-left="0.0201in" fo:padding-right="0.0201in" fo:padding-top="0in" fo:padding-bottom="0in" fo:border="0.5pt solid #000000" style:writing-mode="lr-tb"/>
    </style:style>
    <style:style style:name="Table4.A2" style:family="table-cell">
      <style:table-cell-properties fo:padding-left="0.0201in" fo:padding-right="0.0201in" fo:padding-top="0in" fo:padding-bottom="0in" fo:border-left="0.5pt solid #000000" fo:border-right="none" fo:border-top="none" fo:border-bottom="0.5pt solid #000000" style:writing-mode="lr-tb"/>
    </style:style>
    <style:style style:name="Table4.D2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3.4667in" style:rel-width="100%" fo:margin-left="0in" table:align="left"/>
    </style:style>
    <style:style style:name="Table5.A" style:family="table-column">
      <style:table-column-properties style:column-width="1.5965in" style:rel-column-width="2299*"/>
    </style:style>
    <style:style style:name="Table5.B" style:family="table-column">
      <style:table-column-properties style:column-width="1.8701in" style:rel-column-width="2693*"/>
    </style:style>
    <style:style style:name="Table5.A1" style:family="table-cell">
      <style:table-cell-properties fo:padding-left="0.0201in" fo:padding-right="0.0201in" fo:padding-top="0in" fo:padding-bottom="0in" fo:border="0.5pt solid #000000" style:writing-mode="lr-tb"/>
    </style:style>
    <style:style style:name="Table5.A2" style:family="table-cell">
      <style:table-cell-properties fo:padding-left="0.0201in" fo:padding-right="0.0201in" fo:padding-top="0in" fo:padding-bottom="0in" fo:border-left="0.5pt solid #000000" fo:border-right="none" fo:border-top="none" fo:border-bottom="0.5pt solid #000000" style:writing-mode="lr-tb"/>
    </style:style>
    <style:style style:name="Table5.B2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3.4667in" style:rel-width="100%" fo:margin-left="0in" table:align="left"/>
    </style:style>
    <style:style style:name="Table6.A" style:family="table-column">
      <style:table-column-properties style:column-width="0.9347in" style:rel-column-width="1333*"/>
    </style:style>
    <style:style style:name="Table6.B" style:family="table-column">
      <style:table-column-properties style:column-width="2.5319in" style:rel-column-width="3609*"/>
    </style:style>
    <style:style style:name="Table6.A1" style:family="table-cell">
      <style:table-cell-properties fo:padding-left="0.0201in" fo:padding-right="0.0201in" fo:padding-top="0in" fo:padding-bottom="0in" fo:border="0.5pt solid #000000" style:writing-mode="lr-tb"/>
    </style:style>
    <style:style style:name="Table6.A2" style:family="table-cell">
      <style:table-cell-properties fo:padding-left="0.0201in" fo:padding-right="0.0201in" fo:padding-top="0in" fo:padding-bottom="0in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3.4667in" style:rel-width="100%" fo:margin-left="0in" table:align="left"/>
    </style:style>
    <style:style style:name="Table7.A" style:family="table-column">
      <style:table-column-properties style:column-width="1.6632in" style:rel-column-width="2349*"/>
    </style:style>
    <style:style style:name="Table7.B" style:family="table-column">
      <style:table-column-properties style:column-width="1.8035in" style:rel-column-width="2547*"/>
    </style:style>
    <style:style style:name="Table7.A1" style:family="table-cell">
      <style:table-cell-properties fo:padding-left="0.0201in" fo:padding-right="0.0201in" fo:padding-top="0in" fo:padding-bottom="0in" fo:border="0.5pt solid #000000" style:writing-mode="lr-tb"/>
    </style:style>
    <style:style style:name="Table7.A2" style:family="table-cell">
      <style:table-cell-properties fo:padding-left="0.0201in" fo:padding-right="0.0201in" fo:padding-top="0in" fo:padding-bottom="0in" fo:border-left="0.5pt solid #000000" fo:border-right="none" fo:border-top="none" fo:border-bottom="0.5pt solid #000000" style:writing-mode="lr-tb"/>
    </style:style>
    <style:style style:name="Table7.B2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Normal">
      <style:paragraph-properties fo:margin-top="0in" fo:margin-bottom="0in" style:contextual-spacing="false" fo:line-height="100%" fo:break-before="page"/>
      <style:text-properties fo:font-weight="bold" style:font-weight-asian="bold"/>
    </style:style>
    <style:style style:name="P2" style:family="paragraph" style:parent-style-name="Normal">
      <style:paragraph-properties fo:margin-top="0in" fo:margin-bottom="0in" style:contextual-spacing="false" fo:line-height="100%"/>
    </style:style>
    <style:style style:name="P3" style:family="paragraph" style:parent-style-name="Normal">
      <style:paragraph-properties fo:margin-top="0in" fo:margin-bottom="0in" style:contextual-spacing="false" fo:line-height="100%"/>
      <style:text-properties fo:font-weight="bold" style:font-weight-asian="bold"/>
    </style:style>
    <style:style style:name="P4" style:family="paragraph" style:parent-style-name="No_20_Spacing">
      <style:paragraph-properties fo:text-align="center" style:justify-single-word="false"/>
      <style:text-properties officeooo:paragraph-rsid="00189bf0"/>
    </style:style>
    <style:style style:name="P5" style:family="paragraph" style:parent-style-name="No_20_Spacing">
      <style:paragraph-properties fo:text-align="center" style:justify-single-word="false"/>
      <style:text-properties fo:font-size="6pt" officeooo:paragraph-rsid="00189bf0" style:font-size-asian="6pt" style:font-size-complex="6pt"/>
    </style:style>
    <style:style style:name="P6" style:family="paragraph" style:parent-style-name="No_20_Spacing">
      <style:text-properties style:font-name="Courier" fo:font-size="8pt" fo:font-weight="bold" style:font-size-asian="8pt" style:font-weight-asian="bold" style:font-size-complex="8pt" style:font-weight-complex="bold"/>
    </style:style>
    <style:style style:name="P7" style:family="paragraph" style:parent-style-name="No_20_Spacing">
      <style:text-properties style:font-name="Courier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8" style:family="paragraph" style:parent-style-name="No_20_Spacing">
      <style:text-properties style:font-name="Ubuntu Light" fo:font-size="8pt" style:font-size-asian="8pt" style:font-size-complex="8pt"/>
    </style:style>
    <style:style style:name="P9" style:family="paragraph" style:parent-style-name="No_20_Spacing">
      <style:text-properties style:font-name="Ubuntu Light1"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weight="bold" style:font-weight-asian="bold"/>
    </style:style>
    <style:style style:name="T5" style:family="text">
      <style:text-properties style:font-name="Courier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Courier" fo:font-size="8pt" fo:font-weight="bold" officeooo:rsid="00189bf0" style:font-size-asian="8pt" style:font-weight-asian="bold" style:font-size-complex="8pt" style:font-weight-complex="bold"/>
    </style:style>
    <style:style style:name="T7" style:family="text">
      <style:text-properties style:font-name="Courier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8" style:family="text">
      <style:text-properties style:font-name="Courier" fo:font-size="8pt" style:font-size-asian="8pt" style:font-size-complex="8pt"/>
    </style:style>
    <style:style style:name="T9" style:family="text">
      <style:text-properties style:font-name="Ubuntu Light" fo:font-size="8pt" fo:font-weight="bold" style:font-size-asian="8pt" style:font-weight-asian="bold" style:font-size-complex="8pt" style:font-weight-complex="bold"/>
    </style:style>
    <style:style style:name="T10" style:family="text">
      <style:text-properties style:font-name="Ubuntu Light" fo:font-size="8pt" style:font-size-asian="8pt" style:font-size-complex="8pt"/>
    </style:style>
    <style:style style:name="T11" style:family="text">
      <style:text-properties style:font-name="Ubuntu Light1" fo:font-size="8pt" style:font-size-asian="8pt" style:font-size-complex="8pt"/>
    </style:style>
    <style:style style:name="T12" style:family="text">
      <style:text-properties style:font-name="Ubuntu Light1" fo:font-size="8pt" fo:font-weight="bold" style:font-size-asian="8pt" style:font-weight-asian="bold" style:font-size-complex="8pt" style:font-weight-complex="bold"/>
    </style:style>
    <style:style style:name="T13" style:family="text">
      <style:text-properties style:font-name="Ubuntu Light1" fo:font-size="8pt" fo:font-style="italic" style:font-size-asian="8pt" style:font-style-asian="italic" style:font-size-complex="8pt" style:font-style-complex="italic"/>
    </style:style>
    <style:style style:name="T14" style:family="text">
      <style:text-properties style:font-name="Ubuntu Light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">Variables</text:p>
          </table:table-cell>
          <table:covered-table-cell/>
        </table:table-row>
        <table:table-row>
          <table:table-cell table:style-name="Table1.A2" office:value-type="string">
            <text:p text:style-name="No_20_Spacing"><text:span text:style-name="Default_20_Paragraph_20_Font"><text:span text:style-name="T5">[define] variable</text:span></text:span></text:p>
          </table:table-cell>
          <table:table-cell table:style-name="Table1.B2" office:value-type="string">
            <text:p text:style-name="P8">Define</text:p>
          </table:table-cell>
        </table:table-row>
        <table:table-row>
          <table:table-cell table:style-name="Table1.A2" office:value-type="string">
            <text:p text:style-name="No_20_Spacing"><text:span text:style-name="Default_20_Paragraph_20_Font"><text:span text:style-name="T5">[define] variable =</text:span></text:span></text:p>
            <text:p text:style-name="No_20_Spacing"><text:span text:style-name="Default_20_Paragraph_20_Font"><text:span text:style-name="T5">[define] variable :=</text:span></text:span></text:p>
            <text:p text:style-name="No_20_Spacing"><text:span text:style-name="Default_20_Paragraph_20_Font"><text:span text:style-name="T5">[define] variable ::=</text:span></text:span></text:p>
          </table:table-cell>
          <table:table-cell table:style-name="Table1.B2" office:value-type="string">
            <text:p text:style-name="P8">Assignment</text:p>
            <text:p text:style-name="No_20_Spacing"><text:span text:style-name="Default_20_Paragraph_20_Font"><text:span text:style-name="T9">=</text:span></text:span><text:span text:style-name="Default_20_Paragraph_20_Font"><text:span text:style-name="T10"> recursively expanded<text:line-break/></text:span></text:span><text:span text:style-name="Default_20_Paragraph_20_Font"><text:span text:style-name="T9">:=,::=</text:span></text:span><text:span text:style-name="Default_20_Paragraph_20_Font"><text:span text:style-name="T10"> simply expanded</text:span></text:span></text:p>
          </table:table-cell>
        </table:table-row>
        <table:table-row>
          <table:table-cell table:style-name="Table1.A2" office:value-type="string">
            <text:p text:style-name="No_20_Spacing"><text:span text:style-name="Default_20_Paragraph_20_Font"><text:span text:style-name="T5">[define] variable +=</text:span></text:span></text:p>
          </table:table-cell>
          <table:table-cell table:style-name="Table1.B2" office:value-type="string">
            <text:p text:style-name="P8">Append</text:p>
          </table:table-cell>
        </table:table-row>
        <table:table-row>
          <table:table-cell table:style-name="Table1.A2" office:value-type="string">
            <text:p text:style-name="No_20_Spacing"><text:span text:style-name="Default_20_Paragraph_20_Font"><text:span text:style-name="T5">[define] variable ?=</text:span></text:span></text:p>
          </table:table-cell>
          <table:table-cell table:style-name="Table1.B2" office:value-type="string">
            <text:p text:style-name="P8">Only if not exists</text:p>
          </table:table-cell>
        </table:table-row>
        <table:table-row>
          <table:table-cell table:style-name="Table1.A2" office:value-type="string">
            <text:p text:style-name="P6">endef</text:p>
          </table:table-cell>
          <table:table-cell table:style-name="Table1.B2" office:value-type="string">
            <text:p text:style-name="P8">Multi-line closure</text:p>
          </table:table-cell>
        </table:table-row>
        <table:table-row>
          <table:table-cell table:style-name="Table1.A2" office:value-type="string">
            <text:p text:style-name="P6">undefine variable</text:p>
          </table:table-cell>
          <table:table-cell table:style-name="Table1.B2" office:value-type="string">
            <text:p text:style-name="P8">Undefinition</text:p>
          </table:table-cell>
        </table:table-row>
        <table:table-row>
          <table:table-cell table:style-name="Table1.A2" office:value-type="string">
            <text:p text:style-name="No_20_Spacing"><text:span text:style-name="Default_20_Paragraph_20_Font"><text:span text:style-name="T5">override var-assign</text:span></text:span></text:p>
          </table:table-cell>
          <table:table-cell table:style-name="Table1.B2" office:value-type="string">
            <text:p text:style-name="P8">Explicitly overrides all</text:p>
          </table:table-cell>
        </table:table-row>
        <table:table-row>
          <table:table-cell table:style-name="Table1.A2" office:value-type="string">
            <text:p text:style-name="P6">export</text:p>
          </table:table-cell>
          <table:table-cell table:style-name="Table1.B2" office:value-type="string">
            <text:p text:style-name="P8">All variables to child process</text:p>
          </table:table-cell>
        </table:table-row>
        <table:table-row>
          <table:table-cell table:style-name="Table1.A2" office:value-type="string">
            <text:p text:style-name="No_20_Spacing"><text:span text:style-name="Default_20_Paragraph_20_Font"><text:span text:style-name="T5">export &lt;var|var-assign&gt;</text:span></text:span></text:p>
          </table:table-cell>
          <table:table-cell table:style-name="Table1.B2" office:value-type="string">
            <text:p text:style-name="P8">To child process</text:p>
          </table:table-cell>
        </table:table-row>
        <table:table-row>
          <table:table-cell table:style-name="Table1.A2" office:value-type="string">
            <text:p text:style-name="No_20_Spacing"><text:span text:style-name="Default_20_Paragraph_20_Font"><text:span text:style-name="T5">Unexport</text:span></text:span><text:span text:style-name="apple-converted-space"><text:span text:style-name="T5"> </text:span></text:span><text:span text:style-name="HTML_20_Variable"><text:span text:style-name="T5">variable</text:span></text:span></text:p>
          </table:table-cell>
          <table:table-cell table:style-name="Table1.B2" office:value-type="string">
            <text:p text:style-name="P8">Not export</text:p>
          </table:table-cell>
        </table:table-row>
        <table:table-row>
          <table:table-cell table:style-name="Table1.A2" office:value-type="string">
            <text:p text:style-name="No_20_Spacing"><text:span text:style-name="Default_20_Paragraph_20_Font"><text:span text:style-name="T5">privat</text:span></text:span><text:span text:style-name="apple-converted-space"><text:span text:style-name="T6">e </text:span></text:span><text:span text:style-name="HTML_20_Variable"><text:span text:style-name="T5">var-assign</text:span></text:span></text:p>
          </table:table-cell>
          <table:table-cell table:style-name="Table1.B2" office:value-type="string">
            <text:p text:style-name="No_20_Spacing"><text:span text:style-name="apple-converted-space"><text:span text:style-name="T10">Don’t </text:span></text:span><text:span text:style-name="Default_20_Paragraph_20_Font"><text:span text:style-name="T10">inherited by prerequisites</text:span>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3">Directives</text:p>
          </table:table-cell>
          <table:covered-table-cell/>
        </table:table-row>
        <table:table-row>
          <table:table-cell table:style-name="Table2.A2" office:value-type="string">
            <text:p text:style-name="No_20_Spacing"><text:span text:style-name="Default_20_Paragraph_20_Font"><text:span text:style-name="T5">include file</text:span></text:span></text:p>
            <text:p text:style-name="No_20_Spacing"><text:span text:style-name="Default_20_Paragraph_20_Font"><text:span text:style-name="T5">&lt;-include|sinclude&gt; file</text:span></text:span></text:p>
          </table:table-cell>
          <table:table-cell table:style-name="Table2.B2" office:value-type="string">
            <text:p text:style-name="P9">Inclusion</text:p>
          </table:table-cell>
        </table:table-row>
        <table:table-row>
          <table:table-cell table:style-name="Table2.A2" office:value-type="string">
            <text:p text:style-name="No_20_Spacing"><text:span text:style-name="Default_20_Paragraph_20_Font"><text:span text:style-name="T5">vpath </text:span></text:span><text:span text:style-name="apple-converted-space"><text:span text:style-name="T5">[</text:span></text:span><text:span text:style-name="HTML_20_Variable"><text:span text:style-name="T5">pattern][path]</text:span></text:span></text:p>
          </table:table-cell>
          <table:table-cell table:style-name="Table2.B2" office:value-type="string">
            <text:p text:style-name="P9">Search paths specification|removal</text:p>
          </table:table-cell>
        </table:table-row>
        <table:table-row>
          <table:table-cell table:style-name="Table2.A2" office:value-type="string">
            <text:p text:style-name="No_20_Spacing"><text:span text:style-name="Default_20_Paragraph_20_Font"><text:span text:style-name="T5">&lt;ifdef| ifndef&gt; variable</text:span></text:span></text:p>
          </table:table-cell>
          <table:table-cell table:style-name="Table2.B2" office:value-type="string">
            <text:p text:style-name="P9">Value not empty (It doesn’t expand) </text:p>
          </table:table-cell>
        </table:table-row>
        <table:table-row>
          <table:table-cell table:style-name="Table2.A2" office:value-type="string">
            <text:p text:style-name="No_20_Spacing"><text:span text:style-name="Default_20_Paragraph_20_Font"><text:span text:style-name="T5">&lt;ifeq|ifneq&gt; (a,b)</text:span></text:span></text:p>
            <text:p text:style-name="No_20_Spacing"><text:span text:style-name="Default_20_Paragraph_20_Font"><text:span text:style-name="T5">&lt;ifeq|ifneq&gt; <text:s/>"a" "b"</text:span></text:span></text:p>
            <text:p text:style-name="No_20_Spacing"><text:span text:style-name="Default_20_Paragraph_20_Font"><text:span text:style-name="T5">&lt;ifeq|ifneq&gt; <text:s/>'a' 'b'</text:span></text:span></text:p>
          </table:table-cell>
          <table:table-cell table:style-name="Table2.B2" office:value-type="string">
            <text:p text:style-name="P9">Equality</text:p>
          </table:table-cell>
        </table:table-row>
        <table:table-row>
          <table:table-cell table:style-name="Table2.A2" office:value-type="string">
            <text:p text:style-name="No_20_Spacing"><text:span text:style-name="Default_20_Paragraph_20_Font"><text:span text:style-name="T5">else</text:span></text:span></text:p>
          </table:table-cell>
          <table:table-cell table:style-name="Table2.B2" office:value-type="string">
            <text:p text:style-name="P9">Else statement</text:p>
          </table:table-cell>
        </table:table-row>
        <table:table-row>
          <table:table-cell table:style-name="Table2.A2" office:value-type="string">
            <text:p text:style-name="No_20_Spacing"><text:span text:style-name="Default_20_Paragraph_20_Font"><text:span text:style-name="T5">endif</text:span></text:span></text:p>
          </table:table-cell>
          <table:table-cell table:style-name="Table2.B2" office:value-type="string">
            <text:p text:style-name="P9">Closure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"><text:span text:style-name="Default_20_Paragraph_20_Font"><text:span text:style-name="T4">Functions</text:span></text:span></text:p>
          </table:table-cell>
          <table:covered-table-cell/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subst</text:span></text:span><text:span text:style-name="apple-converted-space"><text:span text:style-name="T5"> </text:span></text:span><text:span text:style-name="HTML_20_Variable"><text:span text:style-name="T5">f</text:span></text:span><text:span text:style-name="Default_20_Paragraph_20_Font"><text:span text:style-name="T5">,</text:span></text:span><text:span text:style-name="HTML_20_Variable"><text:span text:style-name="T5">to</text:span></text:span><text:span text:style-name="Default_20_Paragraph_20_Font"><text:span text:style-name="T5">,</text:span></text:span><text:span text:style-name="HTML_20_Variable"><text:span text:style-name="T5">t</text:span></text:span><text:span text:style-name="Default_20_Paragraph_20_Font"><text:span text:style-name="T5">)</text:span></text:span></text:p>
          </table:table-cell>
          <table:table-cell table:style-name="Table3.B2" office:value-type="string">
            <text:p text:style-name="No_20_Spacing"><text:span text:style-name="Default_20_Paragraph_20_Font"><text:span text:style-name="T11">Replace</text:span></text:span><text:span text:style-name="apple-converted-space"><text:span text:style-name="T11"> </text:span></text:span><text:span text:style-name="HTML_20_Variable"><text:span text:style-name="T12">f</text:span></text:span><text:span text:style-name="apple-converted-space"><text:span text:style-name="T11"> </text:span></text:span><text:span text:style-name="Default_20_Paragraph_20_Font"><text:span text:style-name="T11">with</text:span></text:span><text:span text:style-name="apple-converted-space"><text:span text:style-name="T11"> </text:span></text:span><text:span text:style-name="HTML_20_Variable"><text:span text:style-name="T11">to</text:span></text:span><text:span text:style-name="apple-converted-space"><text:span text:style-name="T11"> </text:span></text:span><text:span text:style-name="Default_20_Paragraph_20_Font"><text:span text:style-name="T11">in</text:span></text:span><text:span text:style-name="apple-converted-space"><text:span text:style-name="T11"> </text:span></text:span><text:span text:style-name="HTML_20_Variable"><text:span text:style-name="T12">t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patsubst</text:span></text:span><text:span text:style-name="apple-converted-space"><text:span text:style-name="T5"> </text:span></text:span><text:span text:style-name="HTML_20_Variable"><text:span text:style-name="T5">p</text:span></text:span><text:span text:style-name="Default_20_Paragraph_20_Font"><text:span text:style-name="T5">,</text:span></text:span><text:span text:style-name="HTML_20_Variable"><text:span text:style-name="T5">r</text:span></text:span><text:span text:style-name="Default_20_Paragraph_20_Font"><text:span text:style-name="T5">,</text:span></text:span><text:span text:style-name="HTML_20_Variable"><text:span text:style-name="T5">t</text:span></text:span><text:span text:style-name="Default_20_Paragraph_20_Font"><text:span text:style-name="T5">)</text:span></text:span></text:p>
            <text:p text:style-name="No_20_Spacing"><text:span text:style-name="Default_20_Paragraph_20_Font"><text:span text:style-name="T5">$(t:p=r)</text:span></text:span></text:p>
          </table:table-cell>
          <table:table-cell table:style-name="Table3.B3" office:value-type="string">
            <text:p text:style-name="No_20_Spacing"><text:span text:style-name="Default_20_Paragraph_20_Font"><text:span text:style-name="T11">Replace words matching</text:span></text:span><text:span text:style-name="apple-converted-space"><text:span text:style-name="T11"> </text:span></text:span><text:span text:style-name="HTML_20_Variable"><text:span text:style-name="T12">p</text:span></text:span><text:span text:style-name="apple-converted-space"><text:span text:style-name="T11"> </text:span></text:span><text:span text:style-name="Default_20_Paragraph_20_Font"><text:span text:style-name="T11">with</text:span></text:span><text:span text:style-name="apple-converted-space"><text:span text:style-name="T11"> </text:span></text:span><text:span text:style-name="HTML_20_Variable"><text:span text:style-name="T12">r</text:span></text:span><text:span text:style-name="apple-converted-space"><text:span text:style-name="T11"> </text:span></text:span><text:span text:style-name="Default_20_Paragraph_20_Font"><text:span text:style-name="T11">in</text:span></text:span><text:span text:style-name="apple-converted-space"><text:span text:style-name="T11"> </text:span></text:span><text:span text:style-name="HTML_20_Variable"><text:span text:style-name="T12">t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strip</text:span></text:span><text:span text:style-name="apple-converted-space"><text:span text:style-name="T5"> </text:span></text:span><text:span text:style-name="HTML_20_Variable"><text:span text:style-name="T5">s</text:span></text:span><text:span text:style-name="Default_20_Paragraph_20_Font"><text:span text:style-name="T5">)</text:span></text:span></text:p>
          </table:table-cell>
          <table:table-cell table:style-name="Table3.B4" office:value-type="string">
            <text:p text:style-name="No_20_Spacing"><text:span text:style-name="Default_20_Paragraph_20_Font"><text:span text:style-name="T11">Remove excess spaces from</text:span></text:span><text:span text:style-name="apple-converted-space"><text:span text:style-name="T11"> </text:span></text:span><text:span text:style-name="HTML_20_Variable"><text:span text:style-name="T12">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findstring</text:span></text:span><text:span text:style-name="apple-converted-space"><text:span text:style-name="T5"> </text:span></text:span><text:span text:style-name="HTML_20_Variable"><text:span text:style-name="T5">s</text:span></text:span><text:span text:style-name="Default_20_Paragraph_20_Font"><text:span text:style-name="T5">,</text:span></text:span><text:span text:style-name="HTML_20_Variable"><text:span text:style-name="T5">t</text:span></text:span><text:span text:style-name="Default_20_Paragraph_20_Font"><text:span text:style-name="T5">)</text:span></text:span></text:p>
          </table:table-cell>
          <table:table-cell table:style-name="Table3.B5" office:value-type="string">
            <text:p text:style-name="No_20_Spacing"><text:span text:style-name="Default_20_Paragraph_20_Font"><text:span text:style-name="T11">Locate</text:span></text:span><text:span text:style-name="apple-converted-space"><text:span text:style-name="T11"> </text:span></text:span><text:span text:style-name="HTML_20_Variable"><text:span text:style-name="T12">s</text:span></text:span><text:span text:style-name="apple-converted-space"><text:span text:style-name="T11"> </text:span></text:span><text:span text:style-name="Default_20_Paragraph_20_Font"><text:span text:style-name="T11">in</text:span></text:span><text:span text:style-name="apple-converted-space"><text:span text:style-name="T11"> </text:span></text:span><text:span text:style-name="HTML_20_Variable"><text:span text:style-name="T12">t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filter</text:span></text:span><text:span text:style-name="apple-converted-space"><text:span text:style-name="T5"> </text:span></text:span><text:span text:style-name="HTML_20_Variable"><text:span text:style-name="T5">p</text:span></text:span><text:span text:style-name="Default_20_Paragraph_20_Font"><text:span text:style-name="T5">…,</text:span></text:span><text:span text:style-name="HTML_20_Variable"><text:span text:style-name="T5">t</text:span></text:span><text:span text:style-name="Default_20_Paragraph_20_Font"><text:span text:style-name="T5">)</text:span></text:span></text:p>
          </table:table-cell>
          <table:table-cell table:style-name="Table3.B6" office:value-type="string">
            <text:p text:style-name="No_20_Spacing"><text:span text:style-name="Default_20_Paragraph_20_Font"><text:span text:style-name="T11">Words in</text:span></text:span><text:span text:style-name="apple-converted-space"><text:span text:style-name="T11"> </text:span></text:span><text:span text:style-name="HTML_20_Variable"><text:span text:style-name="T12">t</text:span></text:span><text:span text:style-name="apple-converted-space"><text:span text:style-name="T11"> </text:span></text:span><text:span text:style-name="Default_20_Paragraph_20_Font"><text:span text:style-name="T11">that match one</text:span></text:span><text:span text:style-name="apple-converted-space"><text:span text:style-name="T11"> </text:span></text:span><text:span text:style-name="HTML_20_Variable"><text:span text:style-name="T12">p</text:span></text:span><text:span text:style-name="apple-converted-space"><text:span text:style-name="T11"> </text:span></text:span><text:span text:style-name="Default_20_Paragraph_20_Font"><text:span text:style-name="T11">word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filter-out</text:span></text:span><text:span text:style-name="apple-converted-space"><text:span text:style-name="T5"> </text:span></text:span><text:span text:style-name="HTML_20_Variable"><text:span text:style-name="T5">p</text:span></text:span><text:span text:style-name="Default_20_Paragraph_20_Font"><text:span text:style-name="T5">…,</text:span></text:span><text:span text:style-name="HTML_20_Variable"><text:span text:style-name="T5">t</text:span></text:span><text:span text:style-name="Default_20_Paragraph_20_Font"><text:span text:style-name="T5">)</text:span></text:span></text:p>
          </table:table-cell>
          <table:table-cell table:style-name="Table3.B7" office:value-type="string">
            <text:p text:style-name="No_20_Spacing"><text:span text:style-name="Default_20_Paragraph_20_Font"><text:span text:style-name="T11">Words in</text:span></text:span><text:span text:style-name="apple-converted-space"><text:span text:style-name="T11"> </text:span></text:span><text:span text:style-name="HTML_20_Variable"><text:span text:style-name="T12">t</text:span></text:span><text:span text:style-name="apple-converted-space"><text:span text:style-name="T12"> </text:span></text:span><text:span text:style-name="Default_20_Paragraph_20_Font"><text:span text:style-name="T11">that</text:span></text:span><text:span text:style-name="apple-converted-space"><text:span text:style-name="T11"> </text:span></text:span><text:span text:style-name="Emphasis"><text:span text:style-name="T11">don’t</text:span></text:span><text:span text:style-name="apple-converted-space"><text:span text:style-name="T11"> </text:span></text:span><text:span text:style-name="Default_20_Paragraph_20_Font"><text:span text:style-name="T11">match</text:span></text:span><text:span text:style-name="apple-converted-space"><text:span text:style-name="T11"> </text:span></text:span><text:span text:style-name="HTML_20_Variable"><text:span text:style-name="T12">p</text:span></text:span><text:span text:style-name="apple-converted-space"><text:span text:style-name="T11"> </text:span></text:span><text:span text:style-name="Default_20_Paragraph_20_Font"><text:span text:style-name="T11">word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sort</text:span></text:span><text:span text:style-name="apple-converted-space"><text:span text:style-name="T5"> </text:span></text:span><text:span text:style-name="HTML_20_Variable"><text:span text:style-name="T5">l</text:span></text:span><text:span text:style-name="Default_20_Paragraph_20_Font"><text:span text:style-name="T5">)</text:span></text:span></text:p>
          </table:table-cell>
          <table:table-cell table:style-name="Table3.B8" office:value-type="string">
            <text:p text:style-name="No_20_Spacing"><text:span text:style-name="Default_20_Paragraph_20_Font"><text:span text:style-name="T11">Sort</text:span></text:span><text:span text:style-name="apple-converted-space"><text:span text:style-name="T11"> </text:span></text:span><text:span text:style-name="HTML_20_Variable"><text:span text:style-name="T12">l</text:span></text:span><text:span text:style-name="apple-converted-space"><text:span text:style-name="T12"> </text:span></text:span><text:span text:style-name="Default_20_Paragraph_20_Font"><text:span text:style-name="T11">lexicographically, removes dup.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word</text:span></text:span><text:span text:style-name="apple-converted-space"><text:span text:style-name="T5"> </text:span></text:span><text:span text:style-name="HTML_20_Variable"><text:span text:style-name="T5">n</text:span></text:span><text:span text:style-name="Default_20_Paragraph_20_Font"><text:span text:style-name="T5">,</text:span></text:span><text:span text:style-name="HTML_20_Variable"><text:span text:style-name="T5">t</text:span></text:span><text:span text:style-name="Default_20_Paragraph_20_Font"><text:span text:style-name="T5">)</text:span></text:span></text:p>
          </table:table-cell>
          <table:table-cell table:style-name="Table3.B9" office:value-type="string">
            <text:p text:style-name="No_20_Spacing"><text:span text:style-name="Default_20_Paragraph_20_Font"><text:span text:style-name="T11">Extract the</text:span></text:span><text:span text:style-name="apple-converted-space"><text:span text:style-name="T11"> </text:span></text:span><text:span text:style-name="HTML_20_Variable"><text:span text:style-name="T12">n</text:span></text:span><text:span text:style-name="Default_20_Paragraph_20_Font"><text:span text:style-name="T11">th word (one-origin) of</text:span></text:span><text:span text:style-name="apple-converted-space"><text:span text:style-name="T11"> </text:span></text:span><text:span text:style-name="HTML_20_Variable"><text:span text:style-name="T12">t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words</text:span></text:span><text:span text:style-name="apple-converted-space"><text:span text:style-name="T5"> </text:span></text:span><text:span text:style-name="HTML_20_Variable"><text:span text:style-name="T5">t</text:span></text:span><text:span text:style-name="Default_20_Paragraph_20_Font"><text:span text:style-name="T5">)</text:span></text:span></text:p>
          </table:table-cell>
          <table:table-cell table:style-name="Table3.B10" office:value-type="string">
            <text:p text:style-name="No_20_Spacing"><text:span text:style-name="Default_20_Paragraph_20_Font"><text:span text:style-name="T11">Count the number of words in</text:span></text:span><text:span text:style-name="apple-converted-space"><text:span text:style-name="T11"> </text:span></text:span><text:span text:style-name="HTML_20_Variable"><text:span text:style-name="T12">t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wordl</text:span></text:span><text:span text:style-name="apple-converted-space"><text:span text:style-name="T5"> </text:span></text:span><text:span text:style-name="HTML_20_Variable"><text:span text:style-name="T5">s</text:span></text:span><text:span text:style-name="Default_20_Paragraph_20_Font"><text:span text:style-name="T5">,</text:span></text:span><text:span text:style-name="HTML_20_Variable"><text:span text:style-name="T5">e</text:span></text:span><text:span text:style-name="Default_20_Paragraph_20_Font"><text:span text:style-name="T5">,</text:span></text:span><text:span text:style-name="HTML_20_Variable"><text:span text:style-name="T5">t</text:span></text:span><text:span text:style-name="Default_20_Paragraph_20_Font"><text:span text:style-name="T5">)</text:span></text:span></text:p>
          </table:table-cell>
          <table:table-cell table:style-name="Table3.B11" office:value-type="string">
            <text:p text:style-name="No_20_Spacing"><text:span text:style-name="Default_20_Paragraph_20_Font"><text:span text:style-name="T11">List of words in</text:span></text:span><text:span text:style-name="apple-converted-space"><text:span text:style-name="T11"> </text:span></text:span><text:span text:style-name="HTML_20_Variable"><text:span text:style-name="T12">t</text:span></text:span><text:span text:style-name="apple-converted-space"><text:span text:style-name="T12"> </text:span></text:span><text:span text:style-name="Default_20_Paragraph_20_Font"><text:span text:style-name="T11">from</text:span></text:span><text:span text:style-name="apple-converted-space"><text:span text:style-name="T11"> </text:span></text:span><text:span text:style-name="HTML_20_Variable"><text:span text:style-name="T12">s</text:span></text:span><text:span text:style-name="apple-converted-space"><text:span text:style-name="T11"> </text:span></text:span><text:span text:style-name="Default_20_Paragraph_20_Font"><text:span text:style-name="T11">to</text:span></text:span><text:span text:style-name="apple-converted-space"><text:span text:style-name="T11"> </text:span></text:span><text:span text:style-name="HTML_20_Variable"><text:span text:style-name="T12">e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firstword</text:span></text:span><text:span text:style-name="apple-converted-space"><text:span text:style-name="T5"> </text:span></text:span><text:span text:style-name="HTML_20_Variable"><text:span text:style-name="T5">ns</text:span></text:span><text:span text:style-name="Default_20_Paragraph_20_Font"><text:span text:style-name="T5">…)</text:span></text:span></text:p>
          </table:table-cell>
          <table:table-cell table:style-name="Table3.B12" office:value-type="string">
            <text:p text:style-name="No_20_Spacing"><text:span text:style-name="Default_20_Paragraph_20_Font"><text:span text:style-name="T11">Extract the first word of</text:span></text:span><text:span text:style-name="apple-converted-space"><text:span text:style-name="T11"> </text:span></text:span><text:span text:style-name="HTML_20_Variable"><text:span text:style-name="T12">n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lastword</text:span></text:span><text:span text:style-name="apple-converted-space"><text:span text:style-name="T5"> </text:span></text:span><text:span text:style-name="HTML_20_Variable"><text:span text:style-name="T5">ns</text:span></text:span><text:span text:style-name="Default_20_Paragraph_20_Font"><text:span text:style-name="T5">…)</text:span></text:span></text:p>
          </table:table-cell>
          <table:table-cell table:style-name="Table3.B13" office:value-type="string">
            <text:p text:style-name="No_20_Spacing"><text:span text:style-name="Default_20_Paragraph_20_Font"><text:span text:style-name="T11">Extract the last word of</text:span></text:span><text:span text:style-name="apple-converted-space"><text:span text:style-name="T11"> </text:span></text:span><text:span text:style-name="HTML_20_Variable"><text:span text:style-name="T12">n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dir</text:span></text:span><text:span text:style-name="apple-converted-space"><text:span text:style-name="T5"> </text:span></text:span><text:span text:style-name="HTML_20_Variable"><text:span text:style-name="T5">ns</text:span></text:span><text:span text:style-name="Default_20_Paragraph_20_Font"><text:span text:style-name="T5">…)</text:span></text:span></text:p>
          </table:table-cell>
          <table:table-cell table:style-name="Table3.B14" office:value-type="string">
            <text:p text:style-name="No_20_Spacing"><text:span text:style-name="Default_20_Paragraph_20_Font"><text:span text:style-name="T11">Directory part of each file name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notdir</text:span></text:span><text:span text:style-name="apple-converted-space"><text:span text:style-name="T5"> </text:span></text:span><text:span text:style-name="HTML_20_Variable"><text:span text:style-name="T5">ns</text:span></text:span><text:span text:style-name="Default_20_Paragraph_20_Font"><text:span text:style-name="T5">…)</text:span></text:span></text:p>
          </table:table-cell>
          <table:table-cell table:style-name="Table3.B15" office:value-type="string">
            <text:p text:style-name="No_20_Spacing"><text:span text:style-name="Default_20_Paragraph_20_Font"><text:span text:style-name="T11">Non-directory part of each file name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suffix</text:span></text:span><text:span text:style-name="apple-converted-space"><text:span text:style-name="T5"> </text:span></text:span><text:span text:style-name="HTML_20_Variable"><text:span text:style-name="T5">ns</text:span></text:span><text:span text:style-name="Default_20_Paragraph_20_Font"><text:span text:style-name="T5">…)</text:span></text:span></text:p>
          </table:table-cell>
          <table:table-cell table:style-name="Table3.B16" office:value-type="string">
            <text:p text:style-name="No_20_Spacing"><text:span text:style-name="Default_20_Paragraph_20_Font"><text:span text:style-name="T11">Deletes form the last ‘</text:span></text:span><text:span text:style-name="HTML_20_Sample"><text:span text:style-name="T11">.</text:span></text:span><text:span text:style-name="Default_20_Paragraph_20_Font"><text:span text:style-name="T11">’ in every </text:span></text:span><text:span text:style-name="Default_20_Paragraph_20_Font"><text:span text:style-name="T14">n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basename</text:span></text:span><text:span text:style-name="apple-converted-space"><text:span text:style-name="T5"> </text:span></text:span><text:span text:style-name="HTML_20_Variable"><text:span text:style-name="T5">ns</text:span></text:span><text:span text:style-name="Default_20_Paragraph_20_Font"><text:span text:style-name="T5">…)</text:span></text:span></text:p>
          </table:table-cell>
          <table:table-cell table:style-name="Table3.B17" office:value-type="string">
            <text:p text:style-name="No_20_Spacing"><text:span text:style-name="Default_20_Paragraph_20_Font"><text:span text:style-name="T11">Base name (no suffix) in every </text:span></text:span><text:span text:style-name="Default_20_Paragraph_20_Font"><text:span text:style-name="T14">n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addsuffix</text:span></text:span><text:span text:style-name="apple-converted-space"><text:span text:style-name="T5"> </text:span></text:span><text:span text:style-name="HTML_20_Variable"><text:span text:style-name="T5">sf</text:span></text:span><text:span text:style-name="Default_20_Paragraph_20_Font"><text:span text:style-name="T5">,</text:span></text:span><text:span text:style-name="HTML_20_Variable"><text:span text:style-name="T5">ns</text:span></text:span><text:span text:style-name="Default_20_Paragraph_20_Font"><text:span text:style-name="T5">…)</text:span></text:span></text:p>
          </table:table-cell>
          <table:table-cell table:style-name="Table3.B18" office:value-type="string">
            <text:p text:style-name="No_20_Spacing"><text:span text:style-name="Default_20_Paragraph_20_Font"><text:span text:style-name="T11">Append</text:span></text:span><text:span text:style-name="apple-converted-space"><text:span text:style-name="T11"> </text:span></text:span><text:span text:style-name="HTML_20_Variable"><text:span text:style-name="T11">sf</text:span></text:span><text:span text:style-name="apple-converted-space"><text:span text:style-name="T11"> </text:span></text:span><text:span text:style-name="Default_20_Paragraph_20_Font"><text:span text:style-name="T11">to each word in</text:span></text:span><text:span text:style-name="apple-converted-space"><text:span text:style-name="T11"> </text:span></text:span><text:span text:style-name="HTML_20_Variable"><text:span text:style-name="T12">n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addprefix</text:span></text:span><text:span text:style-name="apple-converted-space"><text:span text:style-name="T5"> </text:span></text:span><text:span text:style-name="HTML_20_Variable"><text:span text:style-name="T5">pf</text:span></text:span><text:span text:style-name="Default_20_Paragraph_20_Font"><text:span text:style-name="T5">,</text:span></text:span><text:span text:style-name="HTML_20_Variable"><text:span text:style-name="T5">ns</text:span></text:span><text:span text:style-name="Default_20_Paragraph_20_Font"><text:span text:style-name="T5">…)</text:span></text:span></text:p>
          </table:table-cell>
          <table:table-cell table:style-name="Table3.B19" office:value-type="string">
            <text:p text:style-name="No_20_Spacing"><text:span text:style-name="Default_20_Paragraph_20_Font"><text:span text:style-name="T11">Prepend</text:span></text:span><text:span text:style-name="apple-converted-space"><text:span text:style-name="T11"> </text:span></text:span><text:span text:style-name="HTML_20_Variable"><text:span text:style-name="T11">pf</text:span></text:span><text:span text:style-name="apple-converted-space"><text:span text:style-name="T11"> </text:span></text:span><text:span text:style-name="Default_20_Paragraph_20_Font"><text:span text:style-name="T11">to each word in</text:span></text:span><text:span text:style-name="apple-converted-space"><text:span text:style-name="T11"> </text:span></text:span><text:span text:style-name="HTML_20_Variable"><text:span text:style-name="T12">n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join</text:span></text:span><text:span text:style-name="apple-converted-space"><text:span text:style-name="T5"> </text:span></text:span><text:span text:style-name="HTML_20_Variable"><text:span text:style-name="T5">l1</text:span></text:span><text:span text:style-name="Default_20_Paragraph_20_Font"><text:span text:style-name="T5">,</text:span></text:span><text:span text:style-name="HTML_20_Variable"><text:span text:style-name="T5">l2</text:span></text:span><text:span text:style-name="Default_20_Paragraph_20_Font"><text:span text:style-name="T5">)</text:span></text:span></text:p>
          </table:table-cell>
          <table:table-cell table:style-name="Table3.B20" office:value-type="string">
            <text:p text:style-name="No_20_Spacing"><text:span text:style-name="Default_20_Paragraph_20_Font"><text:span text:style-name="T11">Join two parallel lists of word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wildcard</text:span></text:span><text:span text:style-name="apple-converted-space"><text:span text:style-name="T5"> </text:span></text:span><text:span text:style-name="HTML_20_Variable"><text:span text:style-name="T5">p</text:span></text:span><text:span text:style-name="Default_20_Paragraph_20_Font"><text:span text:style-name="T5">…)</text:span></text:span></text:p>
          </table:table-cell>
          <table:table-cell table:style-name="Table3.B21" office:value-type="string">
            <text:p text:style-name="No_20_Spacing"><text:span text:style-name="Default_20_Paragraph_20_Font"><text:span text:style-name="T11">Find files matching a pattern (</text:span></text:span><text:span text:style-name="Emphasis"><text:span text:style-name="T11">not</text:span></text:span><text:span text:style-name="Default_20_Paragraph_20_Font"><text:span text:style-name="T11"> ‘</text:span></text:span><text:span text:style-name="HTML_20_Sample"><text:span text:style-name="T11">%</text:span></text:span><text:span text:style-name="Default_20_Paragraph_20_Font"><text:span text:style-name="T11">’)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realpath</text:span></text:span><text:span text:style-name="apple-converted-space"><text:span text:style-name="T5"> </text:span></text:span><text:span text:style-name="HTML_20_Variable"><text:span text:style-name="T5">ns</text:span></text:span><text:span text:style-name="Default_20_Paragraph_20_Font"><text:span text:style-name="T5">…)</text:span></text:span></text:p>
          </table:table-cell>
          <table:table-cell table:style-name="Table3.B22" office:value-type="string">
            <text:p text:style-name="No_20_Spacing"><text:span text:style-name="Default_20_Paragraph_20_Font"><text:span text:style-name="T11">Absolute name (no </text:span></text:span><text:span text:style-name="HTML_20_Code"><text:span text:style-name="T11">.</text:span></text:span><text:span text:style-name="Default_20_Paragraph_20_Font"><text:span text:style-name="T11">,</text:span></text:span><text:span text:style-name="apple-converted-space"><text:span text:style-name="T11"> <text:s/></text:span></text:span><text:span text:style-name="HTML_20_Code"><text:span text:style-name="T11">..</text:span></text:span><text:span text:style-name="Default_20_Paragraph_20_Font"><text:span text:style-name="T11">, <text:s/>nor symlinks)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abspath</text:span></text:span><text:span text:style-name="apple-converted-space"><text:span text:style-name="T5"> </text:span></text:span><text:span text:style-name="HTML_20_Variable"><text:span text:style-name="T5">ns</text:span></text:span><text:span text:style-name="Default_20_Paragraph_20_Font"><text:span text:style-name="T5">…)</text:span></text:span></text:p>
          </table:table-cell>
          <table:table-cell table:style-name="Table3.B23" office:value-type="string">
            <text:p text:style-name="No_20_Spacing"><text:span text:style-name="Default_20_Paragraph_20_Font"><text:span text:style-name="T11">Absolute name (no</text:span></text:span><text:span text:style-name="HTML_20_Code"><text:span text:style-name="T11">.</text:span></text:span><text:span text:style-name="apple-converted-space"><text:span text:style-name="T11"> </text:span></text:span><text:span text:style-name="Default_20_Paragraph_20_Font"><text:span text:style-name="T11">or</text:span></text:span><text:span text:style-name="apple-converted-space"><text:span text:style-name="T11"> </text:span></text:span><text:span text:style-name="HTML_20_Code"><text:span text:style-name="T11">..)P</text:span></text:span><text:span text:style-name="Default_20_Paragraph_20_Font"><text:span text:style-name="T11">reserves symlink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error</text:span></text:span><text:span text:style-name="apple-converted-space"><text:span text:style-name="T5"> </text:span></text:span><text:span text:style-name="HTML_20_Variable"><text:span text:style-name="T5">t</text:span></text:span><text:span text:style-name="Default_20_Paragraph_20_Font"><text:span text:style-name="T5">…)</text:span></text:span></text:p>
          </table:table-cell>
          <table:table-cell table:style-name="Table3.B24" office:value-type="string">
            <text:p text:style-name="No_20_Spacing"><text:span text:style-name="HTML_20_Code"><text:span text:style-name="T11">make</text:span></text:span><text:span text:style-name="apple-converted-space"><text:span text:style-name="T11"> </text:span></text:span><text:span text:style-name="Default_20_Paragraph_20_Font"><text:span text:style-name="T11">fatal error with the message</text:span></text:span><text:span text:style-name="apple-converted-space"><text:span text:style-name="T11"> </text:span></text:span><text:span text:style-name="HTML_20_Variable"><text:span text:style-name="T12">t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warning</text:span></text:span><text:span text:style-name="apple-converted-space"><text:span text:style-name="T5"> </text:span></text:span><text:span text:style-name="HTML_20_Variable"><text:span text:style-name="T5">t</text:span></text:span><text:span text:style-name="Default_20_Paragraph_20_Font"><text:span text:style-name="T5">…)</text:span></text:span></text:p>
          </table:table-cell>
          <table:table-cell table:style-name="Table3.B25" office:value-type="string">
            <text:p text:style-name="No_20_Spacing"><text:span text:style-name="HTML_20_Code"><text:span text:style-name="T11">make</text:span></text:span><text:span text:style-name="Default_20_Paragraph_20_Font"><text:span text:style-name="T11"> warning with the message</text:span></text:span><text:span text:style-name="apple-converted-space"><text:span text:style-name="T11"> </text:span></text:span><text:span text:style-name="HTML_20_Variable"><text:span text:style-name="T12">t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info</text:span></text:span><text:span text:style-name="apple-converted-space"><text:span text:style-name="T5"> </text:span></text:span><text:span text:style-name="HTML_20_Variable"><text:span text:style-name="T5">t</text:span></text:span><text:span text:style-name="Default_20_Paragraph_20_Font"><text:span text:style-name="T5">…)</text:span></text:span></text:p>
          </table:table-cell>
          <table:table-cell table:style-name="Table3.B26" office:value-type="string">
            <text:p text:style-name="No_20_Spacing"><text:span text:style-name="HTML_20_Code"><text:span text:style-name="T11">make</text:span></text:span><text:span text:style-name="Default_20_Paragraph_20_Font"><text:span text:style-name="T11"> info with the message</text:span></text:span><text:span text:style-name="apple-converted-space"><text:span text:style-name="T11"> </text:span></text:span><text:span text:style-name="HTML_20_Variable"><text:span text:style-name="T12">t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shell</text:span></text:span><text:span text:style-name="apple-converted-space"><text:span text:style-name="T5"> </text:span></text:span><text:span text:style-name="HTML_20_Variable"><text:span text:style-name="T5">c</text:span></text:span><text:span text:style-name="Default_20_Paragraph_20_Font"><text:span text:style-name="T5">)</text:span></text:span></text:p>
          </table:table-cell>
          <table:table-cell table:style-name="Table3.B27" office:value-type="string">
            <text:p text:style-name="No_20_Spacing"><text:span text:style-name="Default_20_Paragraph_20_Font"><text:span text:style-name="T11">Execute a shell cmd, returns output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origin</text:span></text:span><text:span text:style-name="apple-converted-space"><text:span text:style-name="T5"> </text:span></text:span><text:span text:style-name="HTML_20_Variable"><text:span text:style-name="T5">v</text:span></text:span><text:span text:style-name="Default_20_Paragraph_20_Font"><text:span text:style-name="T5">)</text:span></text:span></text:p>
          </table:table-cell>
          <table:table-cell table:style-name="Table3.B28" office:value-type="string">
            <text:p text:style-name="No_20_Spacing"><text:span text:style-name="Default_20_Paragraph_20_Font"><text:span text:style-name="T11">Origin of</text:span></text:span><text:span text:style-name="apple-converted-space"><text:span text:style-name="T11"> </text:span></text:span><text:span text:style-name="Default_20_Paragraph_20_Font"><text:span text:style-name="T11">variable</text:span></text:span><text:span text:style-name="apple-converted-space"><text:span text:style-name="T11"> </text:span></text:span><text:span text:style-name="HTML_20_Variable"><text:span text:style-name="T12">v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flavor</text:span></text:span><text:span text:style-name="apple-converted-space"><text:span text:style-name="T5"> </text:span></text:span><text:span text:style-name="HTML_20_Variable"><text:span text:style-name="T5">v</text:span></text:span><text:span text:style-name="Default_20_Paragraph_20_Font"><text:span text:style-name="T5">)</text:span></text:span></text:p>
          </table:table-cell>
          <table:table-cell table:style-name="Table3.B29" office:value-type="string">
            <text:p text:style-name="No_20_Spacing"><text:span text:style-name="Default_20_Paragraph_20_Font"><text:span text:style-name="T11">Flavor of variable</text:span></text:span><text:span text:style-name="apple-converted-space"><text:span text:style-name="T11"> </text:span></text:span><text:span text:style-name="HTML_20_Variable"><text:span text:style-name="T12">v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foreach</text:span></text:span><text:span text:style-name="apple-converted-space"><text:span text:style-name="T5"> </text:span></text:span><text:span text:style-name="HTML_20_Variable"><text:span text:style-name="T5">v</text:span></text:span><text:span text:style-name="Default_20_Paragraph_20_Font"><text:span text:style-name="T5">,</text:span></text:span><text:span text:style-name="HTML_20_Variable"><text:span text:style-name="T5">w</text:span></text:span><text:span text:style-name="Default_20_Paragraph_20_Font"><text:span text:style-name="T5">,</text:span></text:span><text:span text:style-name="HTML_20_Variable"><text:span text:style-name="T5">t</text:span></text:span><text:span text:style-name="Default_20_Paragraph_20_Font"><text:span text:style-name="T5">)</text:span></text:span></text:p>
          </table:table-cell>
          <table:table-cell table:style-name="Table3.B30" office:value-type="string">
            <text:p text:style-name="No_20_Spacing"><text:span text:style-name="Default_20_Paragraph_20_Font"><text:span text:style-name="T11">Evaluate</text:span></text:span><text:span text:style-name="apple-converted-space"><text:span text:style-name="T11"> </text:span></text:span><text:span text:style-name="HTML_20_Variable"><text:span text:style-name="T12">t</text:span></text:span><text:span text:style-name="apple-converted-space"><text:span text:style-name="T11"> </text:span></text:span><text:span text:style-name="Default_20_Paragraph_20_Font"><text:span text:style-name="T11">with</text:span></text:span><text:span text:style-name="apple-converted-space"><text:span text:style-name="T11"> </text:span></text:span><text:span text:style-name="HTML_20_Variable"><text:span text:style-name="T12">v</text:span></text:span><text:span text:style-name="apple-converted-space"><text:span text:style-name="T12"> </text:span></text:span><text:span text:style-name="Default_20_Paragraph_20_Font"><text:span text:style-name="T11">bound to each word in</text:span></text:span><text:span text:style-name="apple-converted-space"><text:span text:style-name="T11"> </text:span></text:span><text:span text:style-name="HTML_20_Variable"><text:span text:style-name="T12">w</text:span></text:span><text:span text:style-name="Default_20_Paragraph_20_Font"><text:span text:style-name="T11">, and concatenate the result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if</text:span></text:span><text:span text:style-name="apple-converted-space"><text:span text:style-name="T5"> </text:span></text:span><text:span text:style-name="HTML_20_Variable"><text:span text:style-name="T5">c</text:span></text:span><text:span text:style-name="Default_20_Paragraph_20_Font"><text:span text:style-name="T5">,</text:span></text:span><text:span text:style-name="HTML_20_Variable"><text:span text:style-name="T5">then-part</text:span></text:span><text:span text:style-name="Default_20_Paragraph_20_Font"><text:span text:style-name="T5">[,</text:span></text:span><text:span text:style-name="HTML_20_Variable"><text:span text:style-name="T5">else-part</text:span></text:span><text:span text:style-name="Default_20_Paragraph_20_Font"><text:span text:style-name="T5">])</text:span></text:span></text:p>
          </table:table-cell>
          <table:table-cell table:style-name="Table3.B31" office:value-type="string">
            <text:p text:style-name="No_20_Spacing"><text:span text:style-name="Default_20_Paragraph_20_Font"><text:span text:style-name="T11">Evaluates</text:span></text:span><text:span text:style-name="HTML_20_Variable"><text:span text:style-name="T11"> </text:span></text:span><text:span text:style-name="HTML_20_Variable"><text:span text:style-name="T12">c</text:span></text:span><text:span text:style-name="Default_20_Paragraph_20_Font"><text:span text:style-name="T11">; if it’s non-empty substitute by </text:span></text:span><text:span text:style-name="HTML_20_Variable"><text:span text:style-name="T11">then-part</text:span></text:span><text:span text:style-name="apple-converted-space"><text:span text:style-name="T11"> </text:span></text:span><text:span text:style-name="Default_20_Paragraph_20_Font"><text:span text:style-name="T11">otherwise by </text:span></text:span><text:span text:style-name="HTML_20_Variable"><text:span text:style-name="T11">else-part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or</text:span></text:span><text:span text:style-name="apple-converted-space"><text:span text:style-name="T5"> </text:span></text:span><text:span text:style-name="HTML_20_Variable"><text:span text:style-name="T5">c1</text:span></text:span><text:span text:style-name="Default_20_Paragraph_20_Font"><text:span text:style-name="T5">[,</text:span></text:span><text:span text:style-name="HTML_20_Variable"><text:span text:style-name="T5">c2</text:span></text:span><text:span text:style-name="Default_20_Paragraph_20_Font"><text:span text:style-name="T5">[,</text:span></text:span><text:span text:style-name="HTML_20_Variable"><text:span text:style-name="T5">c3</text:span></text:span><text:span text:style-name="Default_20_Paragraph_20_Font"><text:span text:style-name="T5">…]])</text:span></text:span></text:p>
          </table:table-cell>
          <table:table-cell table:style-name="Table3.B32" office:value-type="string">
            <text:p text:style-name="No_20_Spacing"><text:span text:style-name="Default_20_Paragraph_20_Font"><text:span text:style-name="T11">Evaluate each</text:span></text:span><text:span text:style-name="apple-converted-space"><text:span text:style-name="T11"> </text:span></text:span><text:span text:style-name="HTML_20_Variable"><text:span text:style-name="T12">c</text:span></text:span><text:span text:style-name="HTML_20_Variable"><text:span text:style-name="T11">N</text:span></text:span><text:span text:style-name="Default_20_Paragraph_20_Font"><text:span text:style-name="T11">; substitute the first non-empty expansion.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and</text:span></text:span><text:span text:style-name="apple-converted-space"><text:span text:style-name="T5"> </text:span></text:span><text:span text:style-name="HTML_20_Variable"><text:span text:style-name="T5">c1</text:span></text:span><text:span text:style-name="Default_20_Paragraph_20_Font"><text:span text:style-name="T5">[,</text:span></text:span><text:span text:style-name="HTML_20_Variable"><text:span text:style-name="T5">c2</text:span></text:span><text:span text:style-name="Default_20_Paragraph_20_Font"><text:span text:style-name="T5">[,</text:span></text:span><text:span text:style-name="HTML_20_Variable"><text:span text:style-name="T5">c3</text:span></text:span><text:span text:style-name="Default_20_Paragraph_20_Font"><text:span text:style-name="T5">…]])</text:span></text:span></text:p>
          </table:table-cell>
          <table:table-cell table:style-name="Table3.B33" office:value-type="string">
            <text:p text:style-name="No_20_Spacing"><text:span text:style-name="Default_20_Paragraph_20_Font"><text:span text:style-name="T11">Evaluate each</text:span></text:span><text:span text:style-name="HTML_20_Variable"><text:span text:style-name="T11"> </text:span></text:span><text:span text:style-name="HTML_20_Variable"><text:span text:style-name="T12">c</text:span></text:span><text:span text:style-name="HTML_20_Variable"><text:span text:style-name="T11">N</text:span></text:span><text:span text:style-name="Default_20_Paragraph_20_Font"><text:span text:style-name="T11">; if any is empty substitution is empty. Expansion of the last</text:span></text:span><text:span text:style-name="apple-converted-space"><text:span text:style-name="T11"> </text:span></text:span><text:span text:style-name="HTML_20_Variable"><text:span text:style-name="T11">condition otherwise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call</text:span></text:span><text:span text:style-name="apple-converted-space"><text:span text:style-name="T5"> </text:span></text:span><text:span text:style-name="HTML_20_Variable"><text:span text:style-name="T5">v</text:span></text:span><text:span text:style-name="Default_20_Paragraph_20_Font"><text:span text:style-name="T5">,</text:span></text:span><text:span text:style-name="HTML_20_Variable"><text:span text:style-name="T5">p</text:span></text:span><text:span text:style-name="Default_20_Paragraph_20_Font"><text:span text:style-name="T5">,…)</text:span></text:span></text:p>
          </table:table-cell>
          <table:table-cell table:style-name="Table3.B34" office:value-type="string">
            <text:p text:style-name="No_20_Spacing"><text:span text:style-name="Default_20_Paragraph_20_Font"><text:span text:style-name="T11">Evaluates </text:span></text:span><text:span text:style-name="HTML_20_Variable"><text:span text:style-name="T12">v</text:span></text:span><text:span text:style-name="apple-converted-space"><text:span text:style-name="T11"> </text:span></text:span><text:span text:style-name="Default_20_Paragraph_20_Font"><text:span text:style-name="T11">replacing any references to</text:span></text:span><text:span text:style-name="apple-converted-space"><text:span text:style-name="T11"> </text:span></text:span><text:span text:style-name="HTML_20_Code"><text:span text:style-name="T11">$(1)</text:span></text:span><text:span text:style-name="Default_20_Paragraph_20_Font"><text:span text:style-name="T11">,</text:span></text:span><text:span text:style-name="apple-converted-space"><text:span text:style-name="T11"> </text:span></text:span><text:span text:style-name="HTML_20_Code"><text:span text:style-name="T11">$(2)</text:span></text:span><text:span text:style-name="apple-converted-space"><text:span text:style-name="T11"> </text:span></text:span><text:span text:style-name="Default_20_Paragraph_20_Font"><text:span text:style-name="T11">with the first, second, etc.</text:span></text:span><text:span text:style-name="apple-converted-space"><text:span text:style-name="T11"> </text:span></text:span><text:span text:style-name="HTML_20_Variable"><text:span text:style-name="T12">p</text:span></text:span><text:span text:style-name="apple-converted-space"><text:span text:style-name="T12"> </text:span></text:span><text:span text:style-name="Default_20_Paragraph_20_Font"><text:span text:style-name="T11">value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eval</text:span></text:span><text:span text:style-name="apple-converted-space"><text:span text:style-name="T5"> </text:span></text:span><text:span text:style-name="HTML_20_Variable"><text:span text:style-name="T5">t</text:span></text:span><text:span text:style-name="Default_20_Paragraph_20_Font"><text:span text:style-name="T5">)</text:span></text:span></text:p>
          </table:table-cell>
          <table:table-cell table:style-name="Table3.B35" office:value-type="string">
            <text:p text:style-name="No_20_Spacing"><text:span text:style-name="Default_20_Paragraph_20_Font"><text:span text:style-name="T11">Evaluate</text:span></text:span><text:span text:style-name="apple-converted-space"><text:span text:style-name="T11"> </text:span></text:span><text:span text:style-name="HTML_20_Variable"><text:span text:style-name="T12">t</text:span></text:span><text:span text:style-name="apple-converted-space"><text:span text:style-name="T11"> and</text:span></text:span><text:span text:style-name="Default_20_Paragraph_20_Font"><text:span text:style-name="T11"> read the results as makefile command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file</text:span></text:span><text:span text:style-name="apple-converted-space"><text:span text:style-name="T5"> </text:span></text:span><text:span text:style-name="HTML_20_Variable"><text:span text:style-name="T5">op</text:span></text:span><text:span text:style-name="apple-converted-space"><text:span text:style-name="T5"> </text:span></text:span><text:span text:style-name="HTML_20_Variable"><text:span text:style-name="T5">f</text:span></text:span><text:span text:style-name="Default_20_Paragraph_20_Font"><text:span text:style-name="T5">,</text:span></text:span><text:span text:style-name="HTML_20_Variable"><text:span text:style-name="T5">t</text:span></text:span><text:span text:style-name="Default_20_Paragraph_20_Font"><text:span text:style-name="T5">)</text:span></text:span></text:p>
          </table:table-cell>
          <table:table-cell table:style-name="Table3.B36" office:value-type="string">
            <text:p text:style-name="No_20_Spacing"><text:span text:style-name="Default_20_Paragraph_20_Font"><text:span text:style-name="T11">Open the file</text:span></text:span><text:span text:style-name="apple-converted-space"><text:span text:style-name="T11"> </text:span></text:span><text:span text:style-name="HTML_20_Variable"><text:span text:style-name="T12">f</text:span></text:span><text:span text:style-name="apple-converted-space"><text:span text:style-name="T11"> </text:span></text:span><text:span text:style-name="Default_20_Paragraph_20_Font"><text:span text:style-name="T11">using mode</text:span></text:span><text:span text:style-name="apple-converted-space"><text:span text:style-name="T11"> </text:span></text:span><text:span text:style-name="HTML_20_Variable"><text:span text:style-name="T12">op</text:span></text:span><text:span text:style-name="apple-converted-space"><text:span text:style-name="T11"> </text:span></text:span><text:span text:style-name="Default_20_Paragraph_20_Font"><text:span text:style-name="T11">and write</text:span></text:span><text:span text:style-name="apple-converted-space"><text:span text:style-name="T11"> </text:span></text:span><text:span text:style-name="HTML_20_Variable"><text:span text:style-name="T12">t</text:span></text:span><text:span text:style-name="apple-converted-space"><text:span text:style-name="T11"> </text:span></text:span><text:span text:style-name="Default_20_Paragraph_20_Font"><text:span text:style-name="T11">to that file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value</text:span></text:span><text:span text:style-name="apple-converted-space"><text:span text:style-name="T5"> </text:span></text:span><text:span text:style-name="HTML_20_Variable"><text:span text:style-name="T5">v</text:span></text:span><text:span text:style-name="Default_20_Paragraph_20_Font"><text:span text:style-name="T5">)</text:span></text:span></text:p>
          </table:table-cell>
          <table:table-cell table:style-name="Table3.B37" office:value-type="string">
            <text:p text:style-name="No_20_Spacing"><text:span text:style-name="Default_20_Paragraph_20_Font"><text:span text:style-name="T11">Evaluates</text:span></text:span><text:span text:style-name="HTML_20_Variable"><text:span text:style-name="T11"> </text:span></text:span><text:span text:style-name="HTML_20_Variable"><text:span text:style-name="T12">v</text:span></text:span><text:span text:style-name="Default_20_Paragraph_20_Font"><text:span text:style-name="T11">, with no expansion</text:span>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2"><text:span text:style-name="Default_20_Paragraph_20_Font"><text:span text:style-name="T4">Functions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6">$@</text:p>
          </table:table-cell>
          <table:table-cell table:style-name="Table4.A2" office:value-type="string">
            <text:p text:style-name="No_20_Spacing"><text:span text:style-name="Default_20_Paragraph_20_Font"><text:span text:style-name="T5">$(@D)</text:span></text:span></text:p>
          </table:table-cell>
          <table:table-cell table:style-name="Table4.A2" office:value-type="string">
            <text:p text:style-name="No_20_Spacing"><text:span text:style-name="Default_20_Paragraph_20_Font"><text:span text:style-name="T5">$(@F)</text:span></text:span></text:p>
          </table:table-cell>
          <table:table-cell table:style-name="Table4.D2" office:value-type="string">
            <text:p text:style-name="No_20_Spacing"><text:span text:style-name="Default_20_Paragraph_20_Font"><text:span text:style-name="T11">Name of the target</text:span></text:span></text:p>
          </table:table-cell>
        </table:table-row>
        <table:table-row>
          <table:table-cell table:style-name="Table4.A2" office:value-type="string">
            <text:p text:style-name="P6">$%</text:p>
          </table:table-cell>
          <table:table-cell table:style-name="Table4.A2" office:value-type="string">
            <text:p text:style-name="No_20_Spacing"><text:span text:style-name="Default_20_Paragraph_20_Font"><text:span text:style-name="T5">$(%D)</text:span></text:span></text:p>
          </table:table-cell>
          <table:table-cell table:style-name="Table4.A2" office:value-type="string">
            <text:p text:style-name="P6">$(%F)</text:p>
          </table:table-cell>
          <table:table-cell table:style-name="Table4.D2" office:value-type="string">
            <text:p text:style-name="No_20_Spacing"><text:span text:style-name="Default_20_Paragraph_20_Font"><text:span text:style-name="T11">Target member name, when target is an archive member</text:span></text:span></text:p>
          </table:table-cell>
        </table:table-row>
        <table:table-row>
          <table:table-cell table:style-name="Table4.A2" office:value-type="string">
            <text:p text:style-name="P6">$&lt;</text:p>
          </table:table-cell>
          <table:table-cell table:style-name="Table4.A2" office:value-type="string">
            <text:p text:style-name="No_20_Spacing"><text:span text:style-name="Default_20_Paragraph_20_Font"><text:span text:style-name="T5">$(&lt;D)</text:span></text:span></text:p>
          </table:table-cell>
          <table:table-cell table:style-name="Table4.A2" office:value-type="string">
            <text:p text:style-name="No_20_Spacing"><text:span text:style-name="Default_20_Paragraph_20_Font"><text:span text:style-name="T5">$(&lt;F)</text:span></text:span></text:p>
          </table:table-cell>
          <table:table-cell table:style-name="Table4.D2" office:value-type="string">
            <text:p text:style-name="No_20_Spacing"><text:span text:style-name="Default_20_Paragraph_20_Font"><text:span text:style-name="T11">First prerequisite</text:span></text:span></text:p>
          </table:table-cell>
        </table:table-row>
        <table:table-row>
          <table:table-cell table:style-name="Table4.A2" office:value-type="string">
            <text:p text:style-name="P6">$?</text:p>
          </table:table-cell>
          <table:table-cell table:style-name="Table4.A2" office:value-type="string">
            <text:p text:style-name="No_20_Spacing"><text:span text:style-name="Default_20_Paragraph_20_Font"><text:span text:style-name="T5">$(?D)</text:span></text:span></text:p>
          </table:table-cell>
          <table:table-cell table:style-name="Table4.A2" office:value-type="string">
            <text:p text:style-name="No_20_Spacing"><text:span text:style-name="Default_20_Paragraph_20_Font"><text:span text:style-name="T5">$(?F)</text:span></text:span></text:p>
          </table:table-cell>
          <table:table-cell table:style-name="Table4.D2" office:value-type="string">
            <text:p text:style-name="No_20_Spacing"><text:span text:style-name="Default_20_Paragraph_20_Font"><text:span text:style-name="T11">Prerequisites newer than the target</text:span></text:span></text:p>
          </table:table-cell>
        </table:table-row>
        <table:table-row>
          <table:table-cell table:style-name="Table4.A2" office:value-type="string">
            <text:p text:style-name="P6">$^</text:p>
            <text:p text:style-name="P6">$+</text:p>
          </table:table-cell>
          <table:table-cell table:style-name="Table4.A2" office:value-type="string">
            <text:p text:style-name="P6">$(^D)</text:p>
            <text:p text:style-name="P6">$(+D)</text:p>
          </table:table-cell>
          <table:table-cell table:style-name="Table4.A2" office:value-type="string">
            <text:p text:style-name="No_20_Spacing"><text:span text:style-name="Default_20_Paragraph_20_Font"><text:span text:style-name="T5">$(^F)</text:span></text:span></text:p>
            <text:p text:style-name="No_20_Spacing"><text:span text:style-name="Default_20_Paragraph_20_Font"><text:span text:style-name="T5">$(+F)</text:span></text:span></text:p>
          </table:table-cell>
          <table:table-cell table:style-name="Table4.D2" office:value-type="string">
            <text:p text:style-name="No_20_Spacing"><text:span text:style-name="Default_20_Paragraph_20_Font"><text:span text:style-name="T11">Names of all the prerequisites, with spaces between them. </text:span></text:span><text:span text:style-name="HTML_20_Code"><text:span text:style-name="T11">$^</text:span></text:span><text:span text:style-name="apple-converted-space"><text:span text:style-name="T11"> </text:span></text:span><text:span text:style-name="Default_20_Paragraph_20_Font"><text:span text:style-name="T11">omits duplicates</text:span></text:span></text:p>
          </table:table-cell>
        </table:table-row>
        <table:table-row>
          <table:table-cell table:style-name="Table4.A2" office:value-type="string">
            <text:p text:style-name="P6">$*</text:p>
          </table:table-cell>
          <table:table-cell table:style-name="Table4.A2" office:value-type="string">
            <text:p text:style-name="No_20_Spacing"><text:span text:style-name="Default_20_Paragraph_20_Font"><text:span text:style-name="T5">$(*D)</text:span></text:span></text:p>
          </table:table-cell>
          <table:table-cell table:style-name="Table4.A2" office:value-type="string">
            <text:p text:style-name="No_20_Spacing"><text:span text:style-name="Default_20_Paragraph_20_Font"><text:span text:style-name="T5">$(*F)</text:span></text:span></text:p>
          </table:table-cell>
          <table:table-cell table:style-name="Table4.D2" office:value-type="string">
            <text:p text:style-name="No_20_Spacing"><text:span text:style-name="Default_20_Paragraph_20_Font"><text:span text:style-name="T11">Implicit rule stem</text:span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"><text:span text:style-name="Default_20_Paragraph_20_Font"><text:span text:style-name="T4">Special targets (T: As target, P: As prerequisite)</text:span></text:span></text:p>
          </table:table-cell>
          <table:covered-table-cell/>
        </table:table-row>
        <table:table-row>
          <table:table-cell table:style-name="Table5.A2" office:value-type="string">
            <text:p text:style-name="No_20_Spacing"><text:span text:style-name="Default_20_Paragraph_20_Font"><text:span text:style-name="T7">.PHONY</text:span></text:span></text:p>
          </table:table-cell>
          <table:table-cell table:style-name="Table5.B2" office:value-type="string">
            <text:p text:style-name="No_20_Spacing"><text:span text:style-name="Default_20_Paragraph_20_Font"><text:span text:style-name="T11">T:</text:span></text:span><text:span text:style-name="HTML_20_Code"><text:span text:style-name="T11"> make</text:span></text:span><text:span text:style-name="Default_20_Paragraph_20_Font"><text:span text:style-name="T11"> runs it’s prereq. unconditionally</text:span></text:span></text:p>
          </table:table-cell>
        </table:table-row>
        <table:table-row>
          <table:table-cell table:style-name="Table5.A2" office:value-type="string">
            <text:p text:style-name="No_20_Spacing"><text:span text:style-name="Default_20_Paragraph_20_Font"><text:span text:style-name="T5">.SUFFIXES</text:span></text:span></text:p>
          </table:table-cell>
          <table:table-cell table:style-name="Table5.B2" office:value-type="string">
            <text:p text:style-name="No_20_Spacing"><text:span text:style-name="Default_20_Paragraph_20_Font"><text:span text:style-name="T11">T: list of suffixes used in checking for suffix rules</text:span></text:span></text:p>
          </table:table-cell>
        </table:table-row>
        <table:table-row>
          <table:table-cell table:style-name="Table5.A2" office:value-type="string">
            <text:p text:style-name="No_20_Spacing"><text:span text:style-name="Default_20_Paragraph_20_Font"><text:span text:style-name="T5">.DEFAULT</text:span></text:span></text:p>
          </table:table-cell>
          <table:table-cell table:style-name="Table5.B2" office:value-type="string">
            <text:p text:style-name="No_20_Spacing"><text:span text:style-name="Default_20_Paragraph_20_Font"><text:span text:style-name="T11">T: Used for any target for which no rules are found</text:span></text:span></text:p>
          </table:table-cell>
        </table:table-row>
        <table:table-row>
          <table:table-cell table:style-name="Table5.A2" office:value-type="string">
            <text:p text:style-name="No_20_Spacing"><text:span text:style-name="Default_20_Paragraph_20_Font"><text:span text:style-name="T5">.PRECIOUS</text:span></text:span></text:p>
          </table:table-cell>
          <table:table-cell table:style-name="Table5.B2" office:value-type="string">
            <text:p text:style-name="No_20_Spacing"><text:span text:style-name="Default_20_Paragraph_20_Font"><text:span text:style-name="T11">P: Target and intermediate files are not deleted</text:span></text:span></text:p>
          </table:table-cell>
        </table:table-row>
        <table:table-row>
          <table:table-cell table:style-name="Table5.A2" office:value-type="string">
            <text:p text:style-name="No_20_Spacing"><text:span text:style-name="Default_20_Paragraph_20_Font"><text:span text:style-name="T7">.INTERMEDIATE</text:span></text:span></text:p>
          </table:table-cell>
          <table:table-cell table:style-name="Table5.B2" office:value-type="string">
            <text:p text:style-name="No_20_Spacing"><text:span text:style-name="Default_20_Paragraph_20_Font"><text:span text:style-name="T11">P: treated as intermediate files</text:span></text:span></text:p>
          </table:table-cell>
        </table:table-row>
        <table:table-row>
          <table:table-cell table:style-name="Table5.A2" office:value-type="string">
            <text:p text:style-name="No_20_Spacing"><text:span text:style-name="Default_20_Paragraph_20_Font"><text:span text:style-name="T7">.SECONDARY</text:span></text:span></text:p>
          </table:table-cell>
          <table:table-cell table:style-name="Table5.B2" office:value-type="string">
            <text:p text:style-name="No_20_Spacing"><text:span text:style-name="Default_20_Paragraph_20_Font"><text:span text:style-name="T11">P: target is intermediate but not deleted</text:span></text:span></text:p>
          </table:table-cell>
        </table:table-row>
        <table:table-row>
          <table:table-cell table:style-name="Table5.A2" office:value-type="string">
            <text:p text:style-name="No_20_Spacing"><text:span text:style-name="Default_20_Paragraph_20_Font"><text:span text:style-name="T7">.SECONDEXPANSION</text:span></text:span></text:p>
          </table:table-cell>
          <table:table-cell table:style-name="Table5.B2" office:value-type="string">
            <text:p text:style-name="No_20_Spacing"><text:span text:style-name="Default_20_Paragraph_20_Font"><text:span text:style-name="T11">T: prerequisites expand twice</text:span></text:span></text:p>
          </table:table-cell>
        </table:table-row>
        <table:table-row>
          <table:table-cell table:style-name="Table5.A2" office:value-type="string">
            <text:p text:style-name="No_20_Spacing"><text:span text:style-name="Default_20_Paragraph_20_Font"><text:span text:style-name="T7">.DELETE_ON_ERROR</text:span></text:span></text:p>
          </table:table-cell>
          <table:table-cell table:style-name="Table5.B2" office:value-type="string">
            <text:p text:style-name="No_20_Spacing"><text:span text:style-name="Default_20_Paragraph_20_Font"><text:span text:style-name="T11">T: </text:span></text:span><text:span text:style-name="HTML_20_Code"><text:span text:style-name="T11">make</text:span></text:span><text:span text:style-name="apple-converted-space"><text:span text:style-name="T11"> </text:span></text:span><text:span text:style-name="Default_20_Paragraph_20_Font"><text:span text:style-name="T11">will delete the target of a rule if it has changed and its recipe exits with a nonzero exit status</text:span></text:span></text:p>
          </table:table-cell>
        </table:table-row>
        <table:table-row>
          <table:table-cell table:style-name="Table5.A2" office:value-type="string">
            <text:p text:style-name="P6">.IGNORE</text:p>
          </table:table-cell>
          <table:table-cell table:style-name="Table5.B2" office:value-type="string">
            <text:p text:style-name="No_20_Spacing"><text:span text:style-name="Default_20_Paragraph_20_Font"><text:span text:style-name="T11">P: Ignore errors</text:span></text:span></text:p>
            <text:p text:style-name="No_20_Spacing"><text:span text:style-name="Default_20_Paragraph_20_Font"><text:span text:style-name="T11">T: Ignore all errors</text:span></text:span></text:p>
          </table:table-cell>
        </table:table-row>
        <table:table-row>
          <table:table-cell table:style-name="Table5.A2" office:value-type="string">
            <text:p text:style-name="P7">.LOW_RESOLUTION_TIME</text:p>
          </table:table-cell>
          <table:table-cell table:style-name="Table5.B2" office:value-type="string">
            <text:p text:style-name="No_20_Spacing"><text:span text:style-name="Default_20_Paragraph_20_Font"><text:span text:style-name="T11">P: Considered as generates low resolution time stamps</text:span></text:span></text:p>
          </table:table-cell>
        </table:table-row>
        <table:table-row>
          <table:table-cell table:style-name="Table5.A2" office:value-type="string">
            <text:p text:style-name="P6">.SILENT</text:p>
          </table:table-cell>
          <table:table-cell table:style-name="Table5.B2" office:value-type="string">
            <text:p text:style-name="No_20_Spacing"><text:span text:style-name="Default_20_Paragraph_20_Font"><text:span text:style-name="T11">P: Muted</text:span></text:span></text:p>
            <text:p text:style-name="No_20_Spacing"><text:span text:style-name="Default_20_Paragraph_20_Font"><text:span text:style-name="T11">T: Mute all</text:span></text:span></text:p>
          </table:table-cell>
        </table:table-row>
        <table:table-row>
          <table:table-cell table:style-name="Table5.A2" office:value-type="string">
            <text:p text:style-name="P7">.EXPORT_ALL_VARIABLES</text:p>
          </table:table-cell>
          <table:table-cell table:style-name="Table5.B2" office:value-type="string">
            <text:p text:style-name="No_20_Spacing"><text:span text:style-name="Default_20_Paragraph_20_Font"><text:span text:style-name="T11">T: as export</text:span></text:span></text:p>
          </table:table-cell>
        </table:table-row>
        <table:table-row>
          <table:table-cell table:style-name="Table5.A2" office:value-type="string">
            <text:p text:style-name="P7">.NOTPARALLEL</text:p>
          </table:table-cell>
          <table:table-cell table:style-name="Table5.B2" office:value-type="string">
            <text:p text:style-name="No_20_Spacing"><text:span text:style-name="Default_20_Paragraph_20_Font"><text:span text:style-name="T11">T: </text:span></text:span><text:span text:style-name="HTML_20_Code"><text:span text:style-name="T11">make</text:span></text:span><text:span text:style-name="apple-converted-space"><text:span text:style-name="T11"> </text:span></text:span><text:span text:style-name="Default_20_Paragraph_20_Font"><text:span text:style-name="T11">will run serially</text:span></text:span></text:p>
          </table:table-cell>
        </table:table-row>
        <table:table-row>
          <table:table-cell table:style-name="Table5.A2" office:value-type="string">
            <text:p text:style-name="P6">.ONESHELL</text:p>
          </table:table-cell>
          <table:table-cell table:style-name="Table5.B2" office:value-type="string">
            <text:p text:style-name="P9">As target: All lines of a recipe runs on one shell</text:p>
          </table:table-cell>
        </table:table-row>
        <table:table-row>
          <table:table-cell table:style-name="Table5.A2" office:value-type="string">
            <text:p text:style-name="P6">.POSIX</text:p>
          </table:table-cell>
          <table:table-cell table:style-name="Table5.B2" office:value-type="string">
            <text:p text:style-name="No_20_Spacing"><text:span text:style-name="Default_20_Paragraph_20_Font"><text:span text:style-name="T11">As target: makefile will be parsed and run in POSIX-conforming mode</text:span>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3">Special variables</text:p>
          </table:table-cell>
          <table:covered-table-cell/>
        </table:table-row>
        <table:table-row>
          <table:table-cell table:style-name="Table6.A2" office:value-type="string">
            <text:p text:style-name="P6">MAKEFILE_LIST</text:p>
          </table:table-cell>
          <table:table-cell table:style-name="Table6.B2" office:value-type="string">
            <text:p text:style-name="P9">List of parsed makefiles</text:p>
          </table:table-cell>
        </table:table-row>
        <table:table-row>
          <table:table-cell table:style-name="Table6.A2" office:value-type="string">
            <text:p text:style-name="P6">.DEFAULT_GOAL</text:p>
          </table:table-cell>
          <table:table-cell table:style-name="Table6.B2" office:value-type="string">
            <text:p text:style-name="P9">Defines the default target (instead the first)</text:p>
          </table:table-cell>
        </table:table-row>
        <table:table-row>
          <table:table-cell table:style-name="Table6.A2" office:value-type="string">
            <text:p text:style-name="P6">MAKE_RESTARTS</text:p>
          </table:table-cell>
          <table:table-cell table:style-name="Table6.B2" office:value-type="string">
            <text:p text:style-name="P9">Number of restarts</text:p>
          </table:table-cell>
        </table:table-row>
        <table:table-row>
          <table:table-cell table:style-name="Table6.A2" office:value-type="string">
            <text:p text:style-name="P6">MAKE_TERMOUT</text:p>
          </table:table-cell>
          <table:table-cell table:style-name="Table6.B2" office:value-type="string">
            <text:p text:style-name="P9">stdout terminal</text:p>
          </table:table-cell>
        </table:table-row>
        <table:table-row>
          <table:table-cell table:style-name="Table6.A2" office:value-type="string">
            <text:p text:style-name="P6">MAKE_TERMERR</text:p>
          </table:table-cell>
          <table:table-cell table:style-name="Table6.B2" office:value-type="string">
            <text:p text:style-name="P9">stderr terminal</text:p>
          </table:table-cell>
        </table:table-row>
        <table:table-row>
          <table:table-cell table:style-name="Table6.A2" office:value-type="string">
            <text:p text:style-name="P6">.RECIPEPREFIX</text:p>
          </table:table-cell>
          <table:table-cell table:style-name="Table6.B2" office:value-type="string">
            <text:p text:style-name="P9">Recipe prefix instead of tab</text:p>
          </table:table-cell>
        </table:table-row>
        <table:table-row>
          <table:table-cell table:style-name="Table6.A2" office:value-type="string">
            <text:p text:style-name="P6">.VARIABLES</text:p>
          </table:table-cell>
          <table:table-cell table:style-name="Table6.B2" office:value-type="string">
            <text:p text:style-name="P9">List of global variable names (Read only)</text:p>
          </table:table-cell>
        </table:table-row>
        <table:table-row>
          <table:table-cell table:style-name="Table6.A2" office:value-type="string">
            <text:p text:style-name="P6">.FEATURES</text:p>
          </table:table-cell>
          <table:table-cell table:style-name="Table6.B2" office:value-type="string">
            <text:p text:style-name="P9">List of features (Read only)</text:p>
          </table:table-cell>
        </table:table-row>
        <table:table-row>
          <table:table-cell table:style-name="Table6.A2" office:value-type="string">
            <text:p text:style-name="P6">.INCLUDE_DIRS</text:p>
          </table:table-cell>
          <table:table-cell table:style-name="Table6.B2" office:value-type="string">
            <text:p text:style-name="P9">Makefiles directories inclusion</text:p>
          </table:table-cell>
        </table:table-row>
        <table:table-row>
          <table:table-cell table:style-name="Table6.A2" office:value-type="string">
            <text:p text:style-name="No_20_Spacing"><text:span text:style-name="Default_20_Paragraph_20_Font"><text:span text:style-name="T7">MAKEFILES</text:span></text:span></text:p>
          </table:table-cell>
          <table:table-cell table:style-name="Table6.B2" office:value-type="string">
            <text:p text:style-name="No_20_Spacing"><text:span text:style-name="Default_20_Paragraph_20_Font"><text:span text:style-name="T11">Makefiles to be read</text:span></text:span></text:p>
          </table:table-cell>
        </table:table-row>
        <table:table-row>
          <table:table-cell table:style-name="Table6.A2" office:value-type="string">
            <text:p text:style-name="No_20_Spacing"><text:span text:style-name="Default_20_Paragraph_20_Font"><text:span text:style-name="T7">VPATH</text:span></text:span></text:p>
          </table:table-cell>
          <table:table-cell table:style-name="Table6.B2" office:value-type="string">
            <text:p text:style-name="No_20_Spacing"><text:span text:style-name="Default_20_Paragraph_20_Font"><text:span text:style-name="T11">Directory search path</text:span></text:span></text:p>
          </table:table-cell>
        </table:table-row>
        <table:table-row>
          <table:table-cell table:style-name="Table6.A2" office:value-type="string">
            <text:p text:style-name="No_20_Spacing"><text:span text:style-name="Default_20_Paragraph_20_Font"><text:span text:style-name="T7">SHELL</text:span></text:span></text:p>
          </table:table-cell>
          <table:table-cell table:style-name="Table6.B2" office:value-type="string">
            <text:p text:style-name="No_20_Spacing"><text:span text:style-name="Default_20_Paragraph_20_Font"><text:span text:style-name="T11">System default command interpreter</text:span></text:span></text:p>
          </table:table-cell>
        </table:table-row>
        <table:table-row>
          <table:table-cell table:style-name="Table6.A2" office:value-type="string">
            <text:p text:style-name="No_20_Spacing"><text:span text:style-name="Default_20_Paragraph_20_Font"><text:span text:style-name="T7">MAKESHELL</text:span></text:span></text:p>
          </table:table-cell>
          <table:table-cell table:style-name="Table6.B2" office:value-type="string">
            <text:p text:style-name="No_20_Spacing"><text:span text:style-name="Default_20_Paragraph_20_Font"><text:span text:style-name="T11">(MS-DOS only) command interpreter</text:span></text:span></text:p>
          </table:table-cell>
        </table:table-row>
        <table:table-row>
          <table:table-cell table:style-name="Table6.A2" office:value-type="string">
            <text:p text:style-name="No_20_Spacing"><text:span text:style-name="Default_20_Paragraph_20_Font"><text:span text:style-name="T7">MAKE</text:span></text:span></text:p>
          </table:table-cell>
          <table:table-cell table:style-name="Table6.B2" office:value-type="string">
            <text:p text:style-name="No_20_Spacing"><text:span text:style-name="Default_20_Paragraph_20_Font"><text:span text:style-name="T11">Name with which</text:span></text:span><text:span text:style-name="apple-converted-space"><text:span text:style-name="T11"> </text:span></text:span><text:span text:style-name="HTML_20_Code"><text:span text:style-name="T11">make</text:span></text:span><text:span text:style-name="apple-converted-space"><text:span text:style-name="T11"> </text:span></text:span><text:span text:style-name="Default_20_Paragraph_20_Font"><text:span text:style-name="T11">was invoked</text:span></text:span></text:p>
          </table:table-cell>
        </table:table-row>
        <table:table-row>
          <table:table-cell table:style-name="Table6.A2" office:value-type="string">
            <text:p text:style-name="No_20_Spacing"><text:span text:style-name="Default_20_Paragraph_20_Font"><text:span text:style-name="T7">MAKE_VERSION</text:span></text:span></text:p>
          </table:table-cell>
          <table:table-cell table:style-name="Table6.B2" office:value-type="string">
            <text:p text:style-name="No_20_Spacing"><text:span text:style-name="Default_20_Paragraph_20_Font"><text:span text:style-name="T11">Version number of the GNU</text:span></text:span><text:span text:style-name="apple-converted-space"><text:span text:style-name="T11"> </text:span></text:span><text:span text:style-name="HTML_20_Code"><text:span text:style-name="T11">make</text:span></text:span><text:span text:style-name="apple-converted-space"><text:span text:style-name="T11"> </text:span></text:span><text:span text:style-name="Default_20_Paragraph_20_Font"><text:span text:style-name="T11">program</text:span></text:span></text:p>
          </table:table-cell>
        </table:table-row>
        <table:table-row>
          <table:table-cell table:style-name="Table6.A2" office:value-type="string">
            <text:p text:style-name="No_20_Spacing"><text:span text:style-name="Default_20_Paragraph_20_Font"><text:span text:style-name="T7">MAKE_HOST</text:span></text:span></text:p>
          </table:table-cell>
          <table:table-cell table:style-name="Table6.B2" office:value-type="string">
            <text:p text:style-name="No_20_Spacing"><text:span text:style-name="Default_20_Paragraph_20_Font"><text:span text:style-name="T11">Host that GNU</text:span></text:span><text:span text:style-name="apple-converted-space"><text:span text:style-name="T11"> </text:span></text:span><text:span text:style-name="HTML_20_Code"><text:span text:style-name="T11">make</text:span></text:span><text:span text:style-name="apple-converted-space"><text:span text:style-name="T11"> </text:span></text:span><text:span text:style-name="Default_20_Paragraph_20_Font"><text:span text:style-name="T11">was built to run on</text:span></text:span></text:p>
          </table:table-cell>
        </table:table-row>
        <table:table-row>
          <table:table-cell table:style-name="Table6.A2" office:value-type="string">
            <text:p text:style-name="No_20_Spacing"><text:span text:style-name="Default_20_Paragraph_20_Font"><text:span text:style-name="T7">MAKELEVEL</text:span></text:span></text:p>
          </table:table-cell>
          <table:table-cell table:style-name="Table6.B2" office:value-type="string">
            <text:p text:style-name="No_20_Spacing"><text:span text:style-name="Default_20_Paragraph_20_Font"><text:span text:style-name="T11">Number of levels of recursion</text:span></text:span></text:p>
          </table:table-cell>
        </table:table-row>
        <table:table-row>
          <table:table-cell table:style-name="Table6.A2" office:value-type="string">
            <text:p text:style-name="P7">MAKEFLAGS</text:p>
          </table:table-cell>
          <table:table-cell table:style-name="Table6.B2" office:value-type="string">
            <text:p text:style-name="No_20_Spacing"><text:span text:style-name="Default_20_Paragraph_20_Font"><text:span text:style-name="T11">Flags given to</text:span></text:span><text:span text:style-name="apple-converted-space"><text:span text:style-name="T11"> </text:span></text:span><text:span text:style-name="HTML_20_Code"><text:span text:style-name="T11">make</text:span></text:span></text:p>
          </table:table-cell>
        </table:table-row>
        <table:table-row>
          <table:table-cell table:style-name="Table6.A2" office:value-type="string">
            <text:p text:style-name="P7">GNUMAKEFLAGS</text:p>
          </table:table-cell>
          <table:table-cell table:style-name="Table6.B2" office:value-type="string">
            <text:p text:style-name="No_20_Spacing"><text:span text:style-name="Default_20_Paragraph_20_Font"><text:span text:style-name="T11">Other flags parsed by</text:span></text:span><text:span text:style-name="apple-converted-space"><text:span text:style-name="T11"> </text:span></text:span><text:span text:style-name="HTML_20_Code"><text:span text:style-name="T11">make</text:span></text:span></text:p>
          </table:table-cell>
        </table:table-row>
        <table:table-row>
          <table:table-cell table:style-name="Table6.A2" office:value-type="string">
            <text:p text:style-name="P7">MAKECMDGOALS</text:p>
          </table:table-cell>
          <table:table-cell table:style-name="Table6.B2" office:value-type="string">
            <text:p text:style-name="No_20_Spacing"><text:span text:style-name="Default_20_Paragraph_20_Font"><text:span text:style-name="T11">Targets given to</text:span></text:span><text:span text:style-name="apple-converted-space"><text:span text:style-name="T11"> </text:span></text:span><text:span text:style-name="HTML_20_Code"><text:span text:style-name="T11">make</text:span></text:span></text:p>
          </table:table-cell>
        </table:table-row>
        <table:table-row>
          <table:table-cell table:style-name="Table6.A2" office:value-type="string">
            <text:p text:style-name="P7">CURDIR</text:p>
          </table:table-cell>
          <table:table-cell table:style-name="Table6.B2" office:value-type="string">
            <text:p text:style-name="No_20_Spacing"><text:span text:style-name="Default_20_Paragraph_20_Font"><text:span text:style-name="T11">Absolute pathname of the CWD</text:span></text:span></text:p>
          </table:table-cell>
        </table:table-row>
        <table:table-row>
          <table:table-cell table:style-name="Table6.A2" office:value-type="string">
            <text:p text:style-name="P7">SUFFIXES</text:p>
          </table:table-cell>
          <table:table-cell table:style-name="Table6.B2" office:value-type="string">
            <text:p text:style-name="No_20_Spacing"><text:span text:style-name="Default_20_Paragraph_20_Font"><text:span text:style-name="T11">Suffixes before</text:span></text:span><text:span text:style-name="apple-converted-space"><text:span text:style-name="T11"> </text:span></text:span><text:span text:style-name="HTML_20_Code"><text:span text:style-name="T11">make</text:span></text:span></text:p>
          </table:table-cell>
        </table:table-row>
        <table:table-row>
          <table:table-cell table:style-name="Table6.A2" office:value-type="string">
            <text:p text:style-name="P7">.LIBPATTERNS</text:p>
          </table:table-cell>
          <table:table-cell table:style-name="Table6.B2" office:value-type="string">
            <text:p text:style-name="No_20_Spacing"><text:span text:style-name="Default_20_Paragraph_20_Font"><text:span text:style-name="T11">Naming of the libraries</text:span></text:span><text:span text:style-name="apple-converted-space"><text:span text:style-name="T11"> </text:span></text:span><text:span text:style-name="HTML_20_Code"><text:span text:style-name="T11">make</text:span></text:span><text:span text:style-name="apple-converted-space"><text:span text:style-name="T11"> </text:span></text:span><text:span text:style-name="Default_20_Paragraph_20_Font"><text:span text:style-name="T11">searches for</text:span>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3">Rules and prerequisites</text:p>
          </table:table-cell>
          <table:covered-table-cell/>
        </table:table-row>
        <table:table-row>
          <table:table-cell table:style-name="Table7.A2" office:value-type="string">
            <text:p text:style-name="P6">&lt;pf&gt;%&lt;sf&gt;: p… | oop…</text:p>
            <text:p text:style-name="No_20_Spacing"><text:span text:style-name="Default_20_Paragraph_20_Font"><text:span text:style-name="T5"><text:s text:c="4"/>recipes…</text:span></text:span></text:p>
          </table:table-cell>
          <table:table-cell table:style-name="Table7.B2" office:value-type="string">
            <text:p text:style-name="No_20_Spacing"><text:span text:style-name="Default_20_Paragraph_20_Font"><text:span text:style-name="T11">Implicit rule. Matching of % <text:s/>is called stem.</text:span></text:span></text:p>
          </table:table-cell>
        </table:table-row>
        <table:table-row>
          <table:table-cell table:style-name="Table7.A2" office:value-type="string">
            <text:p text:style-name="P6">target: p… | oop…</text:p>
            <text:p text:style-name="P6"><text:s text:c="4"/>recipes…</text:p>
          </table:table-cell>
          <table:table-cell table:style-name="Table7.B2" office:value-type="string">
            <text:p text:style-name="P9">Explicit rule.</text:p>
          </table:table-cell>
        </table:table-row>
        <table:table-row>
          <table:table-cell table:style-name="Table7.A2" office:value-type="string">
            <text:p text:style-name="P6">t: p | oop…</text:p>
            <text:p text:style-name="P6"><text:s text:c="4"/>r…</text:p>
          </table:table-cell>
          <table:table-cell table:style-name="Table7.B2" office:value-type="string">
            <text:p text:style-name="No_20_Spacing"><text:span text:style-name="Default_20_Paragraph_20_Font"><text:span text:style-name="T11">oop: Order only prerequisites will not update the target.</text:span></text:span></text:p>
          </table:table-cell>
        </table:table-row>
        <table:table-row>
          <table:table-cell table:style-name="Table7.A2" office:value-type="string">
            <text:p text:style-name="No_20_Spacing"><text:span text:style-name="Default_20_Paragraph_20_Font"><text:span text:style-name="T5">target-pat: var-assign</text:span></text:span></text:p>
          </table:table-cell>
          <table:table-cell table:style-name="Table7.B2" office:value-type="string">
            <text:p text:style-name="P9">Target/pattern specific variable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No_20_Spacing" style:display-name="No Spacing" style:family="paragraph">
      <style:paragraph-properties fo:margin-top="0in" fo:margin-bottom="0in" style:contextual-spacing="false" fo:line-height="100%"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apple-converted-space" style:family="text" style:parent-style-name="Default_20_Paragraph_20_Font"/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Sample" style:display-name="HTML Sample" style:family="text" style:parent-style-name="Default_20_Paragraph_20_Fon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pitch-complex="fixed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No_20_Spacing">
      <style:paragraph-properties fo:text-align="center" style:justify-single-word="false"/>
      <style:text-properties fo:font-size="6pt" officeooo:paragraph-rsid="00189bf0" style:font-size-asian="6pt" style:font-size-complex="6pt"/>
    </style:style>
    <style:style style:name="MP2" style:family="paragraph" style:parent-style-name="No_20_Spacing">
      <style:paragraph-properties fo:text-align="center" style:justify-single-word="false"/>
      <style:text-properties officeooo:paragraph-rsid="00189bf0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ize="6pt" style:font-size-asian="6pt" style:font-size-complex="6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15in" fo:margin-bottom="0.15in" fo:margin-left="0.15in" fo:margin-right="0.15in" fo:background-color="transparent" style:writing-mode="lr-tb" style:footnote-max-height="0in">
        <style:background-image/>
        <style:columns fo:column-count="3" fo:column-gap="0.15in">
          <style:column style:rel-width="5052*" fo:start-indent="0in" fo:end-indent="0.0752in"/>
          <style:column style:rel-width="5160*" fo:start-indent="0.0752in" fo:end-indent="0.0752in"/>
          <style:column style:rel-width="5052*" fo:start-indent="0.0752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0602in" fo:margin-left="0in" fo:margin-right="0in" fo:margin-top="0.0201in" style:dynamic-spacing="fals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GNU make <text:span text:style-name="MT1">cheat-sheet </text:span>0.1</text:p>
        <text:p text:style-name="MP2"><text:a xlink:type="simple" xlink:href="mailto:contact@eduardolezcano.com" office:target-frame-name="_top" xlink:show="replace"><text:span text:style-name="MT2">contact@eduardolezcano.com</text:span></text:a><text:span text:style-name="Default_20_Paragraph_20_Font"><text:span text:style-name="MT2"> – edupo@github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dc:description/>
    <dc:subject/>
    <meta:initial-creator>Eduardo Lezcano</meta:initial-creator>
    <meta:creation-date>2016-06-07T09:55:00Z</meta:creation-date>
    <dc:date>2016-06-07T13:04:36.369477296</dc:date>
    <meta:editing-cycles>5</meta:editing-cycles>
    <meta:editing-duration>PT1H10S</meta:editing-duration>
    <meta:document-statistic meta:table-count="7" meta:image-count="0" meta:object-count="0" meta:page-count="1" meta:paragraph-count="238" meta:word-count="826" meta:character-count="5075" meta:non-whitespace-character-count="4468"/>
    <meta:template xlink:type="simple" xlink:actuate="onRequest" xlink:title="" xlink:href="Normal.dotm"/>
  </office:meta>
</office:document-meta>
</file>